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93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7.519cm"/>
    </style:style>
    <style:style style:name="co6" style:family="table-column">
      <style:table-column-properties fo:break-before="auto" style:column-width="7.4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Russi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6" office:value-type="string" calcext:value-type="string" table:number-columns-spanned="3" table:number-rows-spanned="1">
            <text:p>Latin1</text:p>
          </table:table-cell>
          <table:covered-table-cell table:number-columns-repeated="2"/>
          <table:table-cell table:style-name="ce6" office:value-type="string" calcext:value-type="string" table:number-columns-spanned="3" table:number-rows-spanned="1">
            <text:p>Latin5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harset</text:p>
          </table:table-cell>
          <table:table-cell table:style-name="ce9"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++ : From encoded to russian</text:p>
          </table:table-cell>
          <table:table-cell office:value-type="string" calcext:value-type="string">
            <text:p>C++ : From russian to encoded</text:p>
          </table:table-cell>
          <table:table-cell/>
        </table:table-row>
        <table:table-row table:style-name="ro1">
          <table:table-cell office:value-type="string" calcext:value-type="string">
            <text:p>C0</text:p>
          </table:table-cell>
          <table:table-cell table:style-name="ce7" office:value-type="string" calcext:value-type="string">
            <text:p>00C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B0</text:p>
          </table:table-cell>
          <table:table-cell table:style-name="ce10" office:value-type="float" office:value="410" calcext:value-type="float">
            <text:p>410</text:p>
          </table:table-cell>
          <table:table-cell office:value-type="float" office:value="1040" calcext:value-type="float">
            <text:p>1040</text:p>
          </table:table-cell>
          <table:table-cell table:formula="of:=CONCATENATE(&quot;if(ch == QChar(&quot;;[.C3];&quot;)){ch = QChar(&quot;;[.F3];&quot;);};&quot;)" office:value-type="string" office:string-value="if(ch == QChar(192)){ch = QChar(1040);};" calcext:value-type="string">
            <text:p>if(ch == QChar(192)){ch = QChar(1040);};</text:p>
          </table:table-cell>
          <table:table-cell table:formula="of:=CONCATENATE(&quot;if(ch == QChar(&quot;;[.F3];&quot;)){ch = QChar(&quot;;[.C3];&quot;);};&quot;)" office:value-type="string" office:string-value="if(ch == QChar(1040)){ch = QChar(192);};" calcext:value-type="string">
            <text:p>if(ch == QChar(1040)){ch = QChar(192);};</text:p>
          </table:table-cell>
          <table:table-cell table:formula="of:=CONCATENATE(&quot;&lt;char unicode=&quot;;[.F3];&quot;&gt;&quot;;[.C3];&quot;&lt;/char&gt;&quot;)" office:value-type="string" office:string-value="&lt;char unicode=1040&gt;192&lt;/char&gt;" calcext:value-type="string">
            <text:p>&lt;char unicode=1040&gt;192&lt;/char&gt;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7" office:value-type="string" calcext:value-type="string">
            <text:p>00C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1</text:p>
          </table:table-cell>
          <table:table-cell table:style-name="ce10" office:value-type="float" office:value="411" calcext:value-type="float">
            <text:p>411</text:p>
          </table:table-cell>
          <table:table-cell office:value-type="float" office:value="1041" calcext:value-type="float">
            <text:p>1041</text:p>
          </table:table-cell>
          <table:table-cell table:formula="of:=CONCATENATE(&quot;if(ch == QChar(&quot;;[.C4];&quot;)){ch = QChar(&quot;;[.F4];&quot;);};&quot;)" office:value-type="string" office:string-value="if(ch == QChar(193)){ch = QChar(1041);};" calcext:value-type="string">
            <text:p>if(ch == QChar(193)){ch = QChar(1041);};</text:p>
          </table:table-cell>
          <table:table-cell table:formula="of:=CONCATENATE(&quot;if(ch == QChar(&quot;;[.F4];&quot;)){ch = QChar(&quot;;[.C4];&quot;);};&quot;)" office:value-type="string" office:string-value="if(ch == QChar(1041)){ch = QChar(193);};" calcext:value-type="string">
            <text:p>if(ch == QChar(1041)){ch = QChar(193);};</text:p>
          </table:table-cell>
          <table:table-cell table:formula="of:=CONCATENATE(&quot;&lt;char unicode=&quot;;[.F4];&quot;&gt;&quot;;[.C4];&quot;&lt;/unicode&gt;&quot;)" office:value-type="string" office:string-value="&lt;char unicode=1041&gt;193&lt;/unicode&gt;" calcext:value-type="string">
            <text:p>&lt;char unicode=1041&gt;193&lt;/unicode&gt;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7" office:value-type="string" calcext:value-type="string">
            <text:p>00C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B2</text:p>
          </table:table-cell>
          <table:table-cell table:style-name="ce10" office:value-type="float" office:value="412" calcext:value-type="float">
            <text:p>412</text:p>
          </table:table-cell>
          <table:table-cell office:value-type="float" office:value="1042" calcext:value-type="float">
            <text:p>1042</text:p>
          </table:table-cell>
          <table:table-cell table:formula="of:=CONCATENATE(&quot;if(ch == QChar(&quot;;[.C5];&quot;)){ch = QChar(&quot;;[.F5];&quot;);};&quot;)" office:value-type="string" office:string-value="if(ch == QChar(194)){ch = QChar(1042);};" calcext:value-type="string">
            <text:p>if(ch == QChar(194)){ch = QChar(1042);};</text:p>
          </table:table-cell>
          <table:table-cell table:formula="of:=CONCATENATE(&quot;if(ch == QChar(&quot;;[.F5];&quot;)){ch = QChar(&quot;;[.C5];&quot;);};&quot;)" office:value-type="string" office:string-value="if(ch == QChar(1042)){ch = QChar(194);};" calcext:value-type="string">
            <text:p>if(ch == QChar(1042)){ch = QChar(194);};</text:p>
          </table:table-cell>
          <table:table-cell table:formula="of:=CONCATENATE(&quot;&lt;char unicode=&quot;;[.F5];&quot;&gt;&quot;;[.C5];&quot;&lt;/unicode&gt;&quot;)" office:value-type="string" office:string-value="&lt;char unicode=1042&gt;194&lt;/unicode&gt;" calcext:value-type="string">
            <text:p>&lt;char unicode=1042&gt;194&lt;/unicode&gt;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7" office:value-type="string" calcext:value-type="string">
            <text:p>00C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3</text:p>
          </table:table-cell>
          <table:table-cell table:style-name="ce10" office:value-type="float" office:value="413" calcext:value-type="float">
            <text:p>413</text:p>
          </table:table-cell>
          <table:table-cell office:value-type="float" office:value="1043" calcext:value-type="float">
            <text:p>1043</text:p>
          </table:table-cell>
          <table:table-cell table:formula="of:=CONCATENATE(&quot;if(ch == QChar(&quot;;[.C6];&quot;)){ch = QChar(&quot;;[.F6];&quot;);};&quot;)" office:value-type="string" office:string-value="if(ch == QChar(195)){ch = QChar(1043);};" calcext:value-type="string">
            <text:p>if(ch == QChar(195)){ch = QChar(1043);};</text:p>
          </table:table-cell>
          <table:table-cell table:formula="of:=CONCATENATE(&quot;if(ch == QChar(&quot;;[.F6];&quot;)){ch = QChar(&quot;;[.C6];&quot;);};&quot;)" office:value-type="string" office:string-value="if(ch == QChar(1043)){ch = QChar(195);};" calcext:value-type="string">
            <text:p>if(ch == QChar(1043)){ch = QChar(195);};</text:p>
          </table:table-cell>
          <table:table-cell table:formula="of:=CONCATENATE(&quot;&lt;char unicode=&quot;;[.F6];&quot;&gt;&quot;;[.C6];&quot;&lt;/unicode&gt;&quot;)" office:value-type="string" office:string-value="&lt;char unicode=1043&gt;195&lt;/unicode&gt;" calcext:value-type="string">
            <text:p>&lt;char unicode=1043&gt;195&lt;/unicode&gt;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7" office:value-type="string" calcext:value-type="string">
            <text:p>00C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B4</text:p>
          </table:table-cell>
          <table:table-cell table:style-name="ce10" office:value-type="float" office:value="414" calcext:value-type="float">
            <text:p>414</text:p>
          </table:table-cell>
          <table:table-cell office:value-type="float" office:value="1044" calcext:value-type="float">
            <text:p>1044</text:p>
          </table:table-cell>
          <table:table-cell table:formula="of:=CONCATENATE(&quot;if(ch == QChar(&quot;;[.C7];&quot;)){ch = QChar(&quot;;[.F7];&quot;);};&quot;)" office:value-type="string" office:string-value="if(ch == QChar(196)){ch = QChar(1044);};" calcext:value-type="string">
            <text:p>if(ch == QChar(196)){ch = QChar(1044);};</text:p>
          </table:table-cell>
          <table:table-cell table:formula="of:=CONCATENATE(&quot;if(ch == QChar(&quot;;[.F7];&quot;)){ch = QChar(&quot;;[.C7];&quot;);};&quot;)" office:value-type="string" office:string-value="if(ch == QChar(1044)){ch = QChar(196);};" calcext:value-type="string">
            <text:p>if(ch == QChar(1044)){ch = QChar(196);};</text:p>
          </table:table-cell>
          <table:table-cell table:formula="of:=CONCATENATE(&quot;&lt;char unicode=&quot;;[.F7];&quot;&gt;&quot;;[.C7];&quot;&lt;/unicode&gt;&quot;)" office:value-type="string" office:string-value="&lt;char unicode=1044&gt;196&lt;/unicode&gt;" calcext:value-type="string">
            <text:p>&lt;char unicode=1044&gt;196&lt;/unicode&gt;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7" office:value-type="string" calcext:value-type="string">
            <text:p>00C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B5</text:p>
          </table:table-cell>
          <table:table-cell table:style-name="ce10" office:value-type="float" office:value="415" calcext:value-type="float">
            <text:p>415</text:p>
          </table:table-cell>
          <table:table-cell office:value-type="float" office:value="1045" calcext:value-type="float">
            <text:p>1045</text:p>
          </table:table-cell>
          <table:table-cell table:formula="of:=CONCATENATE(&quot;if(ch == QChar(&quot;;[.C8];&quot;)){ch = QChar(&quot;;[.F8];&quot;);};&quot;)" office:value-type="string" office:string-value="if(ch == QChar(197)){ch = QChar(1045);};" calcext:value-type="string">
            <text:p>if(ch == QChar(197)){ch = QChar(1045);};</text:p>
          </table:table-cell>
          <table:table-cell table:formula="of:=CONCATENATE(&quot;if(ch == QChar(&quot;;[.F8];&quot;)){ch = QChar(&quot;;[.C8];&quot;);};&quot;)" office:value-type="string" office:string-value="if(ch == QChar(1045)){ch = QChar(197);};" calcext:value-type="string">
            <text:p>if(ch == QChar(1045)){ch = QChar(197);};</text:p>
          </table:table-cell>
          <table:table-cell table:formula="of:=CONCATENATE(&quot;&lt;char unicode=&quot;;[.F8];&quot;&gt;&quot;;[.C8];&quot;&lt;/unicode&gt;&quot;)" office:value-type="string" office:string-value="&lt;char unicode=1045&gt;197&lt;/unicode&gt;" calcext:value-type="string">
            <text:p>&lt;char unicode=1045&gt;197&lt;/unicode&gt;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7" office:value-type="string" calcext:value-type="string">
            <text:p>00C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6</text:p>
          </table:table-cell>
          <table:table-cell table:style-name="ce10" office:value-type="float" office:value="416" calcext:value-type="float">
            <text:p>416</text:p>
          </table:table-cell>
          <table:table-cell office:value-type="float" office:value="1046" calcext:value-type="float">
            <text:p>1046</text:p>
          </table:table-cell>
          <table:table-cell table:formula="of:=CONCATENATE(&quot;if(ch == QChar(&quot;;[.C9];&quot;)){ch = QChar(&quot;;[.F9];&quot;);};&quot;)" office:value-type="string" office:string-value="if(ch == QChar(198)){ch = QChar(1046);};" calcext:value-type="string">
            <text:p>if(ch == QChar(198)){ch = QChar(1046);};</text:p>
          </table:table-cell>
          <table:table-cell table:formula="of:=CONCATENATE(&quot;if(ch == QChar(&quot;;[.F9];&quot;)){ch = QChar(&quot;;[.C9];&quot;);};&quot;)" office:value-type="string" office:string-value="if(ch == QChar(1046)){ch = QChar(198);};" calcext:value-type="string">
            <text:p>if(ch == QChar(1046)){ch = QChar(198);};</text:p>
          </table:table-cell>
          <table:table-cell table:formula="of:=CONCATENATE(&quot;&lt;char unicode=&quot;;[.F9];&quot;&gt;&quot;;[.C9];&quot;&lt;/unicode&gt;&quot;)" office:value-type="string" office:string-value="&lt;char unicode=1046&gt;198&lt;/unicode&gt;" calcext:value-type="string">
            <text:p>&lt;char unicode=1046&gt;198&lt;/unicode&gt;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7" office:value-type="string" calcext:value-type="string">
            <text:p>00C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7</text:p>
          </table:table-cell>
          <table:table-cell table:style-name="ce10" office:value-type="float" office:value="417" calcext:value-type="float">
            <text:p>417</text:p>
          </table:table-cell>
          <table:table-cell office:value-type="float" office:value="1047" calcext:value-type="float">
            <text:p>1047</text:p>
          </table:table-cell>
          <table:table-cell table:formula="of:=CONCATENATE(&quot;if(ch == QChar(&quot;;[.C10];&quot;)){ch = QChar(&quot;;[.F10];&quot;);};&quot;)" office:value-type="string" office:string-value="if(ch == QChar(199)){ch = QChar(1047);};" calcext:value-type="string">
            <text:p>if(ch == QChar(199)){ch = QChar(1047);};</text:p>
          </table:table-cell>
          <table:table-cell table:formula="of:=CONCATENATE(&quot;if(ch == QChar(&quot;;[.F10];&quot;)){ch = QChar(&quot;;[.C10];&quot;);};&quot;)" office:value-type="string" office:string-value="if(ch == QChar(1047)){ch = QChar(199);};" calcext:value-type="string">
            <text:p>if(ch == QChar(1047)){ch = QChar(199);};</text:p>
          </table:table-cell>
          <table:table-cell table:formula="of:=CONCATENATE(&quot;&lt;char unicode=&quot;;[.F10];&quot;&gt;&quot;;[.C10];&quot;&lt;/unicode&gt;&quot;)" office:value-type="string" office:string-value="&lt;char unicode=1047&gt;199&lt;/unicode&gt;" calcext:value-type="string">
            <text:p>&lt;char unicode=1047&gt;199&lt;/unicode&gt;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7" office:value-type="string" calcext:value-type="string">
            <text:p>00C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8</text:p>
          </table:table-cell>
          <table:table-cell table:style-name="ce10" office:value-type="float" office:value="418" calcext:value-type="float">
            <text:p>418</text:p>
          </table:table-cell>
          <table:table-cell office:value-type="float" office:value="1048" calcext:value-type="float">
            <text:p>1048</text:p>
          </table:table-cell>
          <table:table-cell table:formula="of:=CONCATENATE(&quot;if(ch == QChar(&quot;;[.C11];&quot;)){ch = QChar(&quot;;[.F11];&quot;);};&quot;)" office:value-type="string" office:string-value="if(ch == QChar(200)){ch = QChar(1048);};" calcext:value-type="string">
            <text:p>if(ch == QChar(200)){ch = QChar(1048);};</text:p>
          </table:table-cell>
          <table:table-cell table:formula="of:=CONCATENATE(&quot;if(ch == QChar(&quot;;[.F11];&quot;)){ch = QChar(&quot;;[.C11];&quot;);};&quot;)" office:value-type="string" office:string-value="if(ch == QChar(1048)){ch = QChar(200);};" calcext:value-type="string">
            <text:p>if(ch == QChar(1048)){ch = QChar(200);};</text:p>
          </table:table-cell>
          <table:table-cell table:formula="of:=CONCATENATE(&quot;&lt;char unicode=&quot;;[.F11];&quot;&gt;&quot;;[.C11];&quot;&lt;/unicode&gt;&quot;)" office:value-type="string" office:string-value="&lt;char unicode=1048&gt;200&lt;/unicode&gt;" calcext:value-type="string">
            <text:p>&lt;char unicode=1048&gt;200&lt;/unicode&gt;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7" office:value-type="string" calcext:value-type="string">
            <text:p>00C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9</text:p>
          </table:table-cell>
          <table:table-cell table:style-name="ce10" office:value-type="float" office:value="419" calcext:value-type="float">
            <text:p>419</text:p>
          </table:table-cell>
          <table:table-cell office:value-type="float" office:value="1049" calcext:value-type="float">
            <text:p>1049</text:p>
          </table:table-cell>
          <table:table-cell table:formula="of:=CONCATENATE(&quot;if(ch == QChar(&quot;;[.C12];&quot;)){ch = QChar(&quot;;[.F12];&quot;);};&quot;)" office:value-type="string" office:string-value="if(ch == QChar(201)){ch = QChar(1049);};" calcext:value-type="string">
            <text:p>if(ch == QChar(201)){ch = QChar(1049);};</text:p>
          </table:table-cell>
          <table:table-cell table:formula="of:=CONCATENATE(&quot;if(ch == QChar(&quot;;[.F12];&quot;)){ch = QChar(&quot;;[.C12];&quot;);};&quot;)" office:value-type="string" office:string-value="if(ch == QChar(1049)){ch = QChar(201);};" calcext:value-type="string">
            <text:p>if(ch == QChar(1049)){ch = QChar(201);};</text:p>
          </table:table-cell>
          <table:table-cell table:formula="of:=CONCATENATE(&quot;&lt;char unicode=&quot;;[.F12];&quot;&gt;&quot;;[.C12];&quot;&lt;/unicode&gt;&quot;)" office:value-type="string" office:string-value="&lt;char unicode=1049&gt;201&lt;/unicode&gt;" calcext:value-type="string">
            <text:p>&lt;char unicode=1049&gt;201&lt;/unicode&gt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7" office:value-type="string" calcext:value-type="string">
            <text:p>00CA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A</text:p>
          </table:table-cell>
          <table:table-cell table:style-name="ce10" office:value-type="string" calcext:value-type="string">
            <text:p>041A</text:p>
          </table:table-cell>
          <table:table-cell office:value-type="float" office:value="1050" calcext:value-type="float">
            <text:p>1050</text:p>
          </table:table-cell>
          <table:table-cell table:formula="of:=CONCATENATE(&quot;if(ch == QChar(&quot;;[.C13];&quot;)){ch = QChar(&quot;;[.F13];&quot;);};&quot;)" office:value-type="string" office:string-value="if(ch == QChar(202)){ch = QChar(1050);};" calcext:value-type="string">
            <text:p>if(ch == QChar(202)){ch = QChar(1050);};</text:p>
          </table:table-cell>
          <table:table-cell table:formula="of:=CONCATENATE(&quot;if(ch == QChar(&quot;;[.F13];&quot;)){ch = QChar(&quot;;[.C13];&quot;);};&quot;)" office:value-type="string" office:string-value="if(ch == QChar(1050)){ch = QChar(202);};" calcext:value-type="string">
            <text:p>if(ch == QChar(1050)){ch = QChar(202);};</text:p>
          </table:table-cell>
          <table:table-cell table:formula="of:=CONCATENATE(&quot;&lt;char unicode=&quot;;[.F13];&quot;&gt;&quot;;[.C13];&quot;&lt;/unicode&gt;&quot;)" office:value-type="string" office:string-value="&lt;char unicode=1050&gt;202&lt;/unicode&gt;" calcext:value-type="string">
            <text:p>&lt;char unicode=1050&gt;202&lt;/unicode&gt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table:style-name="ce7" office:value-type="string" calcext:value-type="string">
            <text:p>00CB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BB</text:p>
          </table:table-cell>
          <table:table-cell table:style-name="ce10" office:value-type="string" calcext:value-type="string">
            <text:p>041B</text:p>
          </table:table-cell>
          <table:table-cell office:value-type="float" office:value="1051" calcext:value-type="float">
            <text:p>1051</text:p>
          </table:table-cell>
          <table:table-cell table:formula="of:=CONCATENATE(&quot;if(ch == QChar(&quot;;[.C14];&quot;)){ch = QChar(&quot;;[.F14];&quot;);};&quot;)" office:value-type="string" office:string-value="if(ch == QChar(203)){ch = QChar(1051);};" calcext:value-type="string">
            <text:p>if(ch == QChar(203)){ch = QChar(1051);};</text:p>
          </table:table-cell>
          <table:table-cell table:formula="of:=CONCATENATE(&quot;if(ch == QChar(&quot;;[.F14];&quot;)){ch = QChar(&quot;;[.C14];&quot;);};&quot;)" office:value-type="string" office:string-value="if(ch == QChar(1051)){ch = QChar(203);};" calcext:value-type="string">
            <text:p>if(ch == QChar(1051)){ch = QChar(203);};</text:p>
          </table:table-cell>
          <table:table-cell table:formula="of:=CONCATENATE(&quot;&lt;char unicode=&quot;;[.F14];&quot;&gt;&quot;;[.C14];&quot;&lt;/unicode&gt;&quot;)" office:value-type="string" office:string-value="&lt;char unicode=1051&gt;203&lt;/unicode&gt;" calcext:value-type="string">
            <text:p>&lt;char unicode=1051&gt;203&lt;/unicode&gt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7" office:value-type="string" calcext:value-type="string">
            <text:p>00CC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BC</text:p>
          </table:table-cell>
          <table:table-cell table:style-name="ce10" office:value-type="string" calcext:value-type="string">
            <text:p>041C</text:p>
          </table:table-cell>
          <table:table-cell office:value-type="float" office:value="1052" calcext:value-type="float">
            <text:p>1052</text:p>
          </table:table-cell>
          <table:table-cell table:formula="of:=CONCATENATE(&quot;if(ch == QChar(&quot;;[.C15];&quot;)){ch = QChar(&quot;;[.F15];&quot;);};&quot;)" office:value-type="string" office:string-value="if(ch == QChar(204)){ch = QChar(1052);};" calcext:value-type="string">
            <text:p>if(ch == QChar(204)){ch = QChar(1052);};</text:p>
          </table:table-cell>
          <table:table-cell table:formula="of:=CONCATENATE(&quot;if(ch == QChar(&quot;;[.F15];&quot;)){ch = QChar(&quot;;[.C15];&quot;);};&quot;)" office:value-type="string" office:string-value="if(ch == QChar(1052)){ch = QChar(204);};" calcext:value-type="string">
            <text:p>if(ch == QChar(1052)){ch = QChar(204);};</text:p>
          </table:table-cell>
          <table:table-cell table:formula="of:=CONCATENATE(&quot;&lt;char unicode=&quot;;[.F15];&quot;&gt;&quot;;[.C15];&quot;&lt;/unicode&gt;&quot;)" office:value-type="string" office:string-value="&lt;char unicode=1052&gt;204&lt;/unicode&gt;" calcext:value-type="string">
            <text:p>&lt;char unicode=1052&gt;204&lt;/unicode&gt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7" office:value-type="string" calcext:value-type="string">
            <text:p>00CD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BD</text:p>
          </table:table-cell>
          <table:table-cell table:style-name="ce10" office:value-type="string" calcext:value-type="string">
            <text:p>041D</text:p>
          </table:table-cell>
          <table:table-cell office:value-type="float" office:value="1053" calcext:value-type="float">
            <text:p>1053</text:p>
          </table:table-cell>
          <table:table-cell table:formula="of:=CONCATENATE(&quot;if(ch == QChar(&quot;;[.C16];&quot;)){ch = QChar(&quot;;[.F16];&quot;);};&quot;)" office:value-type="string" office:string-value="if(ch == QChar(205)){ch = QChar(1053);};" calcext:value-type="string">
            <text:p>if(ch == QChar(205)){ch = QChar(1053);};</text:p>
          </table:table-cell>
          <table:table-cell table:formula="of:=CONCATENATE(&quot;if(ch == QChar(&quot;;[.F16];&quot;)){ch = QChar(&quot;;[.C16];&quot;);};&quot;)" office:value-type="string" office:string-value="if(ch == QChar(1053)){ch = QChar(205);};" calcext:value-type="string">
            <text:p>if(ch == QChar(1053)){ch = QChar(205);};</text:p>
          </table:table-cell>
          <table:table-cell table:formula="of:=CONCATENATE(&quot;&lt;char unicode=&quot;;[.F16];&quot;&gt;&quot;;[.C16];&quot;&lt;/unicode&gt;&quot;)" office:value-type="string" office:string-value="&lt;char unicode=1053&gt;205&lt;/unicode&gt;" calcext:value-type="string">
            <text:p>&lt;char unicode=1053&gt;205&lt;/unicode&gt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7" office:value-type="string" calcext:value-type="string">
            <text:p>00CE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E</text:p>
          </table:table-cell>
          <table:table-cell table:style-name="ce10" office:value-type="string" calcext:value-type="string">
            <text:p>041E</text:p>
          </table:table-cell>
          <table:table-cell office:value-type="float" office:value="1054" calcext:value-type="float">
            <text:p>1054</text:p>
          </table:table-cell>
          <table:table-cell table:formula="of:=CONCATENATE(&quot;if(ch == QChar(&quot;;[.C17];&quot;)){ch = QChar(&quot;;[.F17];&quot;);};&quot;)" office:value-type="string" office:string-value="if(ch == QChar(206)){ch = QChar(1054);};" calcext:value-type="string">
            <text:p>if(ch == QChar(206)){ch = QChar(1054);};</text:p>
          </table:table-cell>
          <table:table-cell table:formula="of:=CONCATENATE(&quot;if(ch == QChar(&quot;;[.F17];&quot;)){ch = QChar(&quot;;[.C17];&quot;);};&quot;)" office:value-type="string" office:string-value="if(ch == QChar(1054)){ch = QChar(206);};" calcext:value-type="string">
            <text:p>if(ch == QChar(1054)){ch = QChar(206);};</text:p>
          </table:table-cell>
          <table:table-cell table:formula="of:=CONCATENATE(&quot;&lt;char unicode=&quot;;[.F17];&quot;&gt;&quot;;[.C17];&quot;&lt;/unicode&gt;&quot;)" office:value-type="string" office:string-value="&lt;char unicode=1054&gt;206&lt;/unicode&gt;" calcext:value-type="string">
            <text:p>&lt;char unicode=1054&gt;206&lt;/unicode&gt;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style-name="ce7" office:value-type="string" calcext:value-type="string">
            <text:p>00CF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F</text:p>
          </table:table-cell>
          <table:table-cell table:style-name="ce10" office:value-type="string" calcext:value-type="string">
            <text:p>041F</text:p>
          </table:table-cell>
          <table:table-cell office:value-type="float" office:value="1055" calcext:value-type="float">
            <text:p>1055</text:p>
          </table:table-cell>
          <table:table-cell table:formula="of:=CONCATENATE(&quot;if(ch == QChar(&quot;;[.C18];&quot;)){ch = QChar(&quot;;[.F18];&quot;);};&quot;)" office:value-type="string" office:string-value="if(ch == QChar(207)){ch = QChar(1055);};" calcext:value-type="string">
            <text:p>if(ch == QChar(207)){ch = QChar(1055);};</text:p>
          </table:table-cell>
          <table:table-cell table:formula="of:=CONCATENATE(&quot;if(ch == QChar(&quot;;[.F18];&quot;)){ch = QChar(&quot;;[.C18];&quot;);};&quot;)" office:value-type="string" office:string-value="if(ch == QChar(1055)){ch = QChar(207);};" calcext:value-type="string">
            <text:p>if(ch == QChar(1055)){ch = QChar(207);};</text:p>
          </table:table-cell>
          <table:table-cell table:formula="of:=CONCATENATE(&quot;&lt;char unicode=&quot;;[.F18];&quot;&gt;&quot;;[.C18];&quot;&lt;/unicode&gt;&quot;)" office:value-type="string" office:string-value="&lt;char unicode=1055&gt;207&lt;/unicode&gt;" calcext:value-type="string">
            <text:p>&lt;char unicode=1055&gt;207&lt;/unicode&gt;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7" office:value-type="string" calcext:value-type="string">
            <text:p>00D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0</text:p>
          </table:table-cell>
          <table:table-cell table:style-name="ce10" office:value-type="float" office:value="420" calcext:value-type="float">
            <text:p>420</text:p>
          </table:table-cell>
          <table:table-cell office:value-type="float" office:value="1056" calcext:value-type="float">
            <text:p>1056</text:p>
          </table:table-cell>
          <table:table-cell table:formula="of:=CONCATENATE(&quot;if(ch == QChar(&quot;;[.C19];&quot;)){ch = QChar(&quot;;[.F19];&quot;);};&quot;)" office:value-type="string" office:string-value="if(ch == QChar(208)){ch = QChar(1056);};" calcext:value-type="string">
            <text:p>if(ch == QChar(208)){ch = QChar(1056);};</text:p>
          </table:table-cell>
          <table:table-cell table:formula="of:=CONCATENATE(&quot;if(ch == QChar(&quot;;[.F19];&quot;)){ch = QChar(&quot;;[.C19];&quot;);};&quot;)" office:value-type="string" office:string-value="if(ch == QChar(1056)){ch = QChar(208);};" calcext:value-type="string">
            <text:p>if(ch == QChar(1056)){ch = QChar(208);};</text:p>
          </table:table-cell>
          <table:table-cell table:formula="of:=CONCATENATE(&quot;&lt;char unicode=&quot;;[.F19];&quot;&gt;&quot;;[.C19];&quot;&lt;/unicode&gt;&quot;)" office:value-type="string" office:string-value="&lt;char unicode=1056&gt;208&lt;/unicode&gt;" calcext:value-type="string">
            <text:p>&lt;char unicode=1056&gt;208&lt;/unicode&gt;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7" office:value-type="string" calcext:value-type="string">
            <text:p>00D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1</text:p>
          </table:table-cell>
          <table:table-cell table:style-name="ce10" office:value-type="float" office:value="421" calcext:value-type="float">
            <text:p>421</text:p>
          </table:table-cell>
          <table:table-cell office:value-type="float" office:value="1057" calcext:value-type="float">
            <text:p>1057</text:p>
          </table:table-cell>
          <table:table-cell table:formula="of:=CONCATENATE(&quot;if(ch == QChar(&quot;;[.C20];&quot;)){ch = QChar(&quot;;[.F20];&quot;);};&quot;)" office:value-type="string" office:string-value="if(ch == QChar(209)){ch = QChar(1057);};" calcext:value-type="string">
            <text:p>if(ch == QChar(209)){ch = QChar(1057);};</text:p>
          </table:table-cell>
          <table:table-cell table:formula="of:=CONCATENATE(&quot;if(ch == QChar(&quot;;[.F20];&quot;)){ch = QChar(&quot;;[.C20];&quot;);};&quot;)" office:value-type="string" office:string-value="if(ch == QChar(1057)){ch = QChar(209);};" calcext:value-type="string">
            <text:p>if(ch == QChar(1057)){ch = QChar(209);};</text:p>
          </table:table-cell>
          <table:table-cell table:formula="of:=CONCATENATE(&quot;&lt;char unicode=&quot;;[.F20];&quot;&gt;&quot;;[.C20];&quot;&lt;/unicode&gt;&quot;)" office:value-type="string" office:string-value="&lt;char unicode=1057&gt;209&lt;/unicode&gt;" calcext:value-type="string">
            <text:p>&lt;char unicode=1057&gt;209&lt;/unicode&gt;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7" office:value-type="string" calcext:value-type="string">
            <text:p>00D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2</text:p>
          </table:table-cell>
          <table:table-cell table:style-name="ce10" office:value-type="float" office:value="422" calcext:value-type="float">
            <text:p>422</text:p>
          </table:table-cell>
          <table:table-cell office:value-type="float" office:value="1058" calcext:value-type="float">
            <text:p>1058</text:p>
          </table:table-cell>
          <table:table-cell table:formula="of:=CONCATENATE(&quot;if(ch == QChar(&quot;;[.C21];&quot;)){ch = QChar(&quot;;[.F21];&quot;);};&quot;)" office:value-type="string" office:string-value="if(ch == QChar(210)){ch = QChar(1058);};" calcext:value-type="string">
            <text:p>if(ch == QChar(210)){ch = QChar(1058);};</text:p>
          </table:table-cell>
          <table:table-cell table:formula="of:=CONCATENATE(&quot;if(ch == QChar(&quot;;[.F21];&quot;)){ch = QChar(&quot;;[.C21];&quot;);};&quot;)" office:value-type="string" office:string-value="if(ch == QChar(1058)){ch = QChar(210);};" calcext:value-type="string">
            <text:p>if(ch == QChar(1058)){ch = QChar(210);};</text:p>
          </table:table-cell>
          <table:table-cell table:formula="of:=CONCATENATE(&quot;&lt;char unicode=&quot;;[.F21];&quot;&gt;&quot;;[.C21];&quot;&lt;/unicode&gt;&quot;)" office:value-type="string" office:string-value="&lt;char unicode=1058&gt;210&lt;/unicode&gt;" calcext:value-type="string">
            <text:p>&lt;char unicode=1058&gt;210&lt;/unicode&gt;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7" office:value-type="string" calcext:value-type="string">
            <text:p>00D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3</text:p>
          </table:table-cell>
          <table:table-cell table:style-name="ce10" office:value-type="float" office:value="423" calcext:value-type="float">
            <text:p>423</text:p>
          </table:table-cell>
          <table:table-cell office:value-type="float" office:value="1059" calcext:value-type="float">
            <text:p>1059</text:p>
          </table:table-cell>
          <table:table-cell table:formula="of:=CONCATENATE(&quot;if(ch == QChar(&quot;;[.C22];&quot;)){ch = QChar(&quot;;[.F22];&quot;);};&quot;)" office:value-type="string" office:string-value="if(ch == QChar(211)){ch = QChar(1059);};" calcext:value-type="string">
            <text:p>if(ch == QChar(211)){ch = QChar(1059);};</text:p>
          </table:table-cell>
          <table:table-cell table:formula="of:=CONCATENATE(&quot;if(ch == QChar(&quot;;[.F22];&quot;)){ch = QChar(&quot;;[.C22];&quot;);};&quot;)" office:value-type="string" office:string-value="if(ch == QChar(1059)){ch = QChar(211);};" calcext:value-type="string">
            <text:p>if(ch == QChar(1059)){ch = QChar(211);};</text:p>
          </table:table-cell>
          <table:table-cell table:formula="of:=CONCATENATE(&quot;&lt;char unicode=&quot;;[.F22];&quot;&gt;&quot;;[.C22];&quot;&lt;/unicode&gt;&quot;)" office:value-type="string" office:string-value="&lt;char unicode=1059&gt;211&lt;/unicode&gt;" calcext:value-type="string">
            <text:p>&lt;char unicode=1059&gt;211&lt;/unicode&gt;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7" office:value-type="string" calcext:value-type="string">
            <text:p>00D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4</text:p>
          </table:table-cell>
          <table:table-cell table:style-name="ce10" office:value-type="float" office:value="424" calcext:value-type="float">
            <text:p>424</text:p>
          </table:table-cell>
          <table:table-cell office:value-type="float" office:value="1060" calcext:value-type="float">
            <text:p>1060</text:p>
          </table:table-cell>
          <table:table-cell table:formula="of:=CONCATENATE(&quot;if(ch == QChar(&quot;;[.C23];&quot;)){ch = QChar(&quot;;[.F23];&quot;);};&quot;)" office:value-type="string" office:string-value="if(ch == QChar(212)){ch = QChar(1060);};" calcext:value-type="string">
            <text:p>if(ch == QChar(212)){ch = QChar(1060);};</text:p>
          </table:table-cell>
          <table:table-cell table:formula="of:=CONCATENATE(&quot;if(ch == QChar(&quot;;[.F23];&quot;)){ch = QChar(&quot;;[.C23];&quot;);};&quot;)" office:value-type="string" office:string-value="if(ch == QChar(1060)){ch = QChar(212);};" calcext:value-type="string">
            <text:p>if(ch == QChar(1060)){ch = QChar(212);};</text:p>
          </table:table-cell>
          <table:table-cell table:formula="of:=CONCATENATE(&quot;&lt;char unicode=&quot;;[.F23];&quot;&gt;&quot;;[.C23];&quot;&lt;/unicode&gt;&quot;)" office:value-type="string" office:string-value="&lt;char unicode=1060&gt;212&lt;/unicode&gt;" calcext:value-type="string">
            <text:p>&lt;char unicode=1060&gt;212&lt;/unicode&gt;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7" office:value-type="string" calcext:value-type="string">
            <text:p>00D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5</text:p>
          </table:table-cell>
          <table:table-cell table:style-name="ce10" office:value-type="float" office:value="425" calcext:value-type="float">
            <text:p>425</text:p>
          </table:table-cell>
          <table:table-cell office:value-type="float" office:value="1061" calcext:value-type="float">
            <text:p>1061</text:p>
          </table:table-cell>
          <table:table-cell table:formula="of:=CONCATENATE(&quot;if(ch == QChar(&quot;;[.C24];&quot;)){ch = QChar(&quot;;[.F24];&quot;);};&quot;)" office:value-type="string" office:string-value="if(ch == QChar(213)){ch = QChar(1061);};" calcext:value-type="string">
            <text:p>if(ch == QChar(213)){ch = QChar(1061);};</text:p>
          </table:table-cell>
          <table:table-cell table:formula="of:=CONCATENATE(&quot;if(ch == QChar(&quot;;[.F24];&quot;)){ch = QChar(&quot;;[.C24];&quot;);};&quot;)" office:value-type="string" office:string-value="if(ch == QChar(1061)){ch = QChar(213);};" calcext:value-type="string">
            <text:p>if(ch == QChar(1061)){ch = QChar(213);};</text:p>
          </table:table-cell>
          <table:table-cell table:formula="of:=CONCATENATE(&quot;&lt;char unicode=&quot;;[.F24];&quot;&gt;&quot;;[.C24];&quot;&lt;/unicode&gt;&quot;)" office:value-type="string" office:string-value="&lt;char unicode=1061&gt;213&lt;/unicode&gt;" calcext:value-type="string">
            <text:p>&lt;char unicode=1061&gt;213&lt;/unicode&gt;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7" office:value-type="string" calcext:value-type="string">
            <text:p>00D6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C6</text:p>
          </table:table-cell>
          <table:table-cell table:style-name="ce10" office:value-type="float" office:value="426" calcext:value-type="float">
            <text:p>426</text:p>
          </table:table-cell>
          <table:table-cell office:value-type="float" office:value="1062" calcext:value-type="float">
            <text:p>1062</text:p>
          </table:table-cell>
          <table:table-cell table:formula="of:=CONCATENATE(&quot;if(ch == QChar(&quot;;[.C25];&quot;)){ch = QChar(&quot;;[.F25];&quot;);};&quot;)" office:value-type="string" office:string-value="if(ch == QChar(214)){ch = QChar(1062);};" calcext:value-type="string">
            <text:p>if(ch == QChar(214)){ch = QChar(1062);};</text:p>
          </table:table-cell>
          <table:table-cell table:formula="of:=CONCATENATE(&quot;if(ch == QChar(&quot;;[.F25];&quot;)){ch = QChar(&quot;;[.C25];&quot;);};&quot;)" office:value-type="string" office:string-value="if(ch == QChar(1062)){ch = QChar(214);};" calcext:value-type="string">
            <text:p>if(ch == QChar(1062)){ch = QChar(214);};</text:p>
          </table:table-cell>
          <table:table-cell table:formula="of:=CONCATENATE(&quot;&lt;char unicode=&quot;;[.F25];&quot;&gt;&quot;;[.C25];&quot;&lt;/unicode&gt;&quot;)" office:value-type="string" office:string-value="&lt;char unicode=1062&gt;214&lt;/unicode&gt;" calcext:value-type="string">
            <text:p>&lt;char unicode=1062&gt;214&lt;/unicode&gt;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7" office:value-type="string" calcext:value-type="string">
            <text:p>00D7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7</text:p>
          </table:table-cell>
          <table:table-cell table:style-name="ce10" office:value-type="float" office:value="427" calcext:value-type="float">
            <text:p>427</text:p>
          </table:table-cell>
          <table:table-cell office:value-type="float" office:value="1063" calcext:value-type="float">
            <text:p>1063</text:p>
          </table:table-cell>
          <table:table-cell table:formula="of:=CONCATENATE(&quot;if(ch == QChar(&quot;;[.C26];&quot;)){ch = QChar(&quot;;[.F26];&quot;);};&quot;)" office:value-type="string" office:string-value="if(ch == QChar(215)){ch = QChar(1063);};" calcext:value-type="string">
            <text:p>if(ch == QChar(215)){ch = QChar(1063);};</text:p>
          </table:table-cell>
          <table:table-cell table:formula="of:=CONCATENATE(&quot;if(ch == QChar(&quot;;[.F26];&quot;)){ch = QChar(&quot;;[.C26];&quot;);};&quot;)" office:value-type="string" office:string-value="if(ch == QChar(1063)){ch = QChar(215);};" calcext:value-type="string">
            <text:p>if(ch == QChar(1063)){ch = QChar(215);};</text:p>
          </table:table-cell>
          <table:table-cell table:formula="of:=CONCATENATE(&quot;&lt;char unicode=&quot;;[.F26];&quot;&gt;&quot;;[.C26];&quot;&lt;/unicode&gt;&quot;)" office:value-type="string" office:string-value="&lt;char unicode=1063&gt;215&lt;/unicode&gt;" calcext:value-type="string">
            <text:p>&lt;char unicode=1063&gt;215&lt;/unicode&gt;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7" office:value-type="string" calcext:value-type="string">
            <text:p>00D8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8</text:p>
          </table:table-cell>
          <table:table-cell table:style-name="ce10" office:value-type="float" office:value="428" calcext:value-type="float">
            <text:p>428</text:p>
          </table:table-cell>
          <table:table-cell office:value-type="float" office:value="1064" calcext:value-type="float">
            <text:p>1064</text:p>
          </table:table-cell>
          <table:table-cell table:formula="of:=CONCATENATE(&quot;if(ch == QChar(&quot;;[.C27];&quot;)){ch = QChar(&quot;;[.F27];&quot;);};&quot;)" office:value-type="string" office:string-value="if(ch == QChar(216)){ch = QChar(1064);};" calcext:value-type="string">
            <text:p>if(ch == QChar(216)){ch = QChar(1064);};</text:p>
          </table:table-cell>
          <table:table-cell table:formula="of:=CONCATENATE(&quot;if(ch == QChar(&quot;;[.F27];&quot;)){ch = QChar(&quot;;[.C27];&quot;);};&quot;)" office:value-type="string" office:string-value="if(ch == QChar(1064)){ch = QChar(216);};" calcext:value-type="string">
            <text:p>if(ch == QChar(1064)){ch = QChar(216);};</text:p>
          </table:table-cell>
          <table:table-cell table:formula="of:=CONCATENATE(&quot;&lt;char unicode=&quot;;[.F27];&quot;&gt;&quot;;[.C27];&quot;&lt;/unicode&gt;&quot;)" office:value-type="string" office:string-value="&lt;char unicode=1064&gt;216&lt;/unicode&gt;" calcext:value-type="string">
            <text:p>&lt;char unicode=1064&gt;216&lt;/unicode&gt;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7" office:value-type="string" calcext:value-type="string">
            <text:p>00D9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9</text:p>
          </table:table-cell>
          <table:table-cell table:style-name="ce10" office:value-type="float" office:value="429" calcext:value-type="float">
            <text:p>429</text:p>
          </table:table-cell>
          <table:table-cell office:value-type="float" office:value="1065" calcext:value-type="float">
            <text:p>1065</text:p>
          </table:table-cell>
          <table:table-cell table:formula="of:=CONCATENATE(&quot;if(ch == QChar(&quot;;[.C28];&quot;)){ch = QChar(&quot;;[.F28];&quot;);};&quot;)" office:value-type="string" office:string-value="if(ch == QChar(217)){ch = QChar(1065);};" calcext:value-type="string">
            <text:p>if(ch == QChar(217)){ch = QChar(1065);};</text:p>
          </table:table-cell>
          <table:table-cell table:formula="of:=CONCATENATE(&quot;if(ch == QChar(&quot;;[.F28];&quot;)){ch = QChar(&quot;;[.C28];&quot;);};&quot;)" office:value-type="string" office:string-value="if(ch == QChar(1065)){ch = QChar(217);};" calcext:value-type="string">
            <text:p>if(ch == QChar(1065)){ch = QChar(217);};</text:p>
          </table:table-cell>
          <table:table-cell table:formula="of:=CONCATENATE(&quot;&lt;char unicode=&quot;;[.F28];&quot;&gt;&quot;;[.C28];&quot;&lt;/unicode&gt;&quot;)" office:value-type="string" office:string-value="&lt;char unicode=1065&gt;217&lt;/unicode&gt;" calcext:value-type="string">
            <text:p>&lt;char unicode=1065&gt;217&lt;/unicode&gt;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7" office:value-type="string" calcext:value-type="string">
            <text:p>00D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A</text:p>
          </table:table-cell>
          <table:table-cell table:style-name="ce10" office:value-type="string" calcext:value-type="string">
            <text:p>042A</text:p>
          </table:table-cell>
          <table:table-cell office:value-type="float" office:value="1066" calcext:value-type="float">
            <text:p>1066</text:p>
          </table:table-cell>
          <table:table-cell table:formula="of:=CONCATENATE(&quot;if(ch == QChar(&quot;;[.C29];&quot;)){ch = QChar(&quot;;[.F29];&quot;);};&quot;)" office:value-type="string" office:string-value="if(ch == QChar(218)){ch = QChar(1066);};" calcext:value-type="string">
            <text:p>if(ch == QChar(218)){ch = QChar(1066);};</text:p>
          </table:table-cell>
          <table:table-cell table:formula="of:=CONCATENATE(&quot;if(ch == QChar(&quot;;[.F29];&quot;)){ch = QChar(&quot;;[.C29];&quot;);};&quot;)" office:value-type="string" office:string-value="if(ch == QChar(1066)){ch = QChar(218);};" calcext:value-type="string">
            <text:p>if(ch == QChar(1066)){ch = QChar(218);};</text:p>
          </table:table-cell>
          <table:table-cell table:formula="of:=CONCATENATE(&quot;&lt;char unicode=&quot;;[.F29];&quot;&gt;&quot;;[.C29];&quot;&lt;/unicode&gt;&quot;)" office:value-type="string" office:string-value="&lt;char unicode=1066&gt;218&lt;/unicode&gt;" calcext:value-type="string">
            <text:p>&lt;char unicode=1066&gt;218&lt;/unicode&gt;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style-name="ce7" office:value-type="string" calcext:value-type="string">
            <text:p>00DB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B</text:p>
          </table:table-cell>
          <table:table-cell table:style-name="ce10" office:value-type="string" calcext:value-type="string">
            <text:p>042B</text:p>
          </table:table-cell>
          <table:table-cell office:value-type="float" office:value="1067" calcext:value-type="float">
            <text:p>1067</text:p>
          </table:table-cell>
          <table:table-cell table:formula="of:=CONCATENATE(&quot;if(ch == QChar(&quot;;[.C30];&quot;)){ch = QChar(&quot;;[.F30];&quot;);};&quot;)" office:value-type="string" office:string-value="if(ch == QChar(219)){ch = QChar(1067);};" calcext:value-type="string">
            <text:p>if(ch == QChar(219)){ch = QChar(1067);};</text:p>
          </table:table-cell>
          <table:table-cell table:formula="of:=CONCATENATE(&quot;if(ch == QChar(&quot;;[.F30];&quot;)){ch = QChar(&quot;;[.C30];&quot;);};&quot;)" office:value-type="string" office:string-value="if(ch == QChar(1067)){ch = QChar(219);};" calcext:value-type="string">
            <text:p>if(ch == QChar(1067)){ch = QChar(219);};</text:p>
          </table:table-cell>
          <table:table-cell table:formula="of:=CONCATENATE(&quot;&lt;char unicode=&quot;;[.F30];&quot;&gt;&quot;;[.C30];&quot;&lt;/unicode&gt;&quot;)" office:value-type="string" office:string-value="&lt;char unicode=1067&gt;219&lt;/unicode&gt;" calcext:value-type="string">
            <text:p>&lt;char unicode=1067&gt;219&lt;/unicode&gt;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7" office:value-type="string" calcext:value-type="string">
            <text:p>00DC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CC</text:p>
          </table:table-cell>
          <table:table-cell table:style-name="ce10" office:value-type="string" calcext:value-type="string">
            <text:p>042C</text:p>
          </table:table-cell>
          <table:table-cell office:value-type="float" office:value="1068" calcext:value-type="float">
            <text:p>1068</text:p>
          </table:table-cell>
          <table:table-cell table:formula="of:=CONCATENATE(&quot;if(ch == QChar(&quot;;[.C31];&quot;)){ch = QChar(&quot;;[.F31];&quot;);};&quot;)" office:value-type="string" office:string-value="if(ch == QChar(220)){ch = QChar(1068);};" calcext:value-type="string">
            <text:p>if(ch == QChar(220)){ch = QChar(1068);};</text:p>
          </table:table-cell>
          <table:table-cell table:formula="of:=CONCATENATE(&quot;if(ch == QChar(&quot;;[.F31];&quot;)){ch = QChar(&quot;;[.C31];&quot;);};&quot;)" office:value-type="string" office:string-value="if(ch == QChar(1068)){ch = QChar(220);};" calcext:value-type="string">
            <text:p>if(ch == QChar(1068)){ch = QChar(220);};</text:p>
          </table:table-cell>
          <table:table-cell table:formula="of:=CONCATENATE(&quot;&lt;char unicode=&quot;;[.F31];&quot;&gt;&quot;;[.C31];&quot;&lt;/unicode&gt;&quot;)" office:value-type="string" office:string-value="&lt;char unicode=1068&gt;220&lt;/unicode&gt;" calcext:value-type="string">
            <text:p>&lt;char unicode=1068&gt;220&lt;/unicode&gt;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string" calcext:value-type="string">
            <text:p>00DD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D</text:p>
          </table:table-cell>
          <table:table-cell table:style-name="ce10" office:value-type="string" calcext:value-type="string">
            <text:p>042D</text:p>
          </table:table-cell>
          <table:table-cell office:value-type="float" office:value="1069" calcext:value-type="float">
            <text:p>1069</text:p>
          </table:table-cell>
          <table:table-cell table:formula="of:=CONCATENATE(&quot;if(ch == QChar(&quot;;[.C32];&quot;)){ch = QChar(&quot;;[.F32];&quot;);};&quot;)" office:value-type="string" office:string-value="if(ch == QChar(221)){ch = QChar(1069);};" calcext:value-type="string">
            <text:p>if(ch == QChar(221)){ch = QChar(1069);};</text:p>
          </table:table-cell>
          <table:table-cell table:formula="of:=CONCATENATE(&quot;if(ch == QChar(&quot;;[.F32];&quot;)){ch = QChar(&quot;;[.C32];&quot;);};&quot;)" office:value-type="string" office:string-value="if(ch == QChar(1069)){ch = QChar(221);};" calcext:value-type="string">
            <text:p>if(ch == QChar(1069)){ch = QChar(221);};</text:p>
          </table:table-cell>
          <table:table-cell table:formula="of:=CONCATENATE(&quot;&lt;char unicode=&quot;;[.F32];&quot;&gt;&quot;;[.C32];&quot;&lt;/unicode&gt;&quot;)" office:value-type="string" office:string-value="&lt;char unicode=1069&gt;221&lt;/unicode&gt;" calcext:value-type="string">
            <text:p>&lt;char unicode=1069&gt;221&lt;/unicode&gt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style-name="ce7" office:value-type="string" calcext:value-type="string">
            <text:p>00DE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  <table:table-cell table:style-name="ce10" office:value-type="string" calcext:value-type="string">
            <text:p>042E</text:p>
          </table:table-cell>
          <table:table-cell office:value-type="float" office:value="1070" calcext:value-type="float">
            <text:p>1070</text:p>
          </table:table-cell>
          <table:table-cell table:formula="of:=CONCATENATE(&quot;if(ch == QChar(&quot;;[.C33];&quot;)){ch = QChar(&quot;;[.F33];&quot;);};&quot;)" office:value-type="string" office:string-value="if(ch == QChar(222)){ch = QChar(1070);};" calcext:value-type="string">
            <text:p>if(ch == QChar(222)){ch = QChar(1070);};</text:p>
          </table:table-cell>
          <table:table-cell table:formula="of:=CONCATENATE(&quot;if(ch == QChar(&quot;;[.F33];&quot;)){ch = QChar(&quot;;[.C33];&quot;);};&quot;)" office:value-type="string" office:string-value="if(ch == QChar(1070)){ch = QChar(222);};" calcext:value-type="string">
            <text:p>if(ch == QChar(1070)){ch = QChar(222);};</text:p>
          </table:table-cell>
          <table:table-cell table:formula="of:=CONCATENATE(&quot;&lt;char unicode=&quot;;[.F33];&quot;&gt;&quot;;[.C33];&quot;&lt;/unicode&gt;&quot;)" office:value-type="string" office:string-value="&lt;char unicode=1070&gt;222&lt;/unicode&gt;" calcext:value-type="string">
            <text:p>&lt;char unicode=1070&gt;222&lt;/unicode&gt;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table:style-name="ce7" office:value-type="string" calcext:value-type="string">
            <text:p>00DF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F</text:p>
          </table:table-cell>
          <table:table-cell table:style-name="ce10" office:value-type="string" calcext:value-type="string">
            <text:p>042F</text:p>
          </table:table-cell>
          <table:table-cell office:value-type="float" office:value="1071" calcext:value-type="float">
            <text:p>1071</text:p>
          </table:table-cell>
          <table:table-cell table:formula="of:=CONCATENATE(&quot;if(ch == QChar(&quot;;[.C34];&quot;)){ch = QChar(&quot;;[.F34];&quot;);};&quot;)" office:value-type="string" office:string-value="if(ch == QChar(223)){ch = QChar(1071);};" calcext:value-type="string">
            <text:p>if(ch == QChar(223)){ch = QChar(1071);};</text:p>
          </table:table-cell>
          <table:table-cell table:formula="of:=CONCATENATE(&quot;if(ch == QChar(&quot;;[.F34];&quot;)){ch = QChar(&quot;;[.C34];&quot;);};&quot;)" office:value-type="string" office:string-value="if(ch == QChar(1071)){ch = QChar(223);};" calcext:value-type="string">
            <text:p>if(ch == QChar(1071)){ch = QChar(223);};</text:p>
          </table:table-cell>
          <table:table-cell table:formula="of:=CONCATENATE(&quot;&lt;char unicode=&quot;;[.F34];&quot;&gt;&quot;;[.C34];&quot;&lt;/unicode&gt;&quot;)" office:value-type="string" office:string-value="&lt;char unicode=1071&gt;223&lt;/unicode&gt;" calcext:value-type="string">
            <text:p>&lt;char unicode=1071&gt;223&lt;/unicode&gt;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8" office:value-type="string" calcext:value-type="string">
            <text:p>.00E0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0</text:p>
          </table:table-cell>
          <table:table-cell table:style-name="ce10" office:value-type="float" office:value="430" calcext:value-type="float">
            <text:p>430</text:p>
          </table:table-cell>
          <table:table-cell office:value-type="float" office:value="1072" calcext:value-type="float">
            <text:p>1072</text:p>
          </table:table-cell>
          <table:table-cell table:formula="of:=CONCATENATE(&quot;if(ch == QChar(&quot;;[.C35];&quot;)){ch = QChar(&quot;;[.F35];&quot;);};&quot;)" office:value-type="string" office:string-value="if(ch == QChar(224)){ch = QChar(1072);};" calcext:value-type="string">
            <text:p>if(ch == QChar(224)){ch = QChar(1072);};</text:p>
          </table:table-cell>
          <table:table-cell table:formula="of:=CONCATENATE(&quot;if(ch == QChar(&quot;;[.F35];&quot;)){ch = QChar(&quot;;[.C35];&quot;);};&quot;)" office:value-type="string" office:string-value="if(ch == QChar(1072)){ch = QChar(224);};" calcext:value-type="string">
            <text:p>if(ch == QChar(1072)){ch = QChar(224);};</text:p>
          </table:table-cell>
          <table:table-cell table:formula="of:=CONCATENATE(&quot;&lt;char unicode=&quot;;[.F35];&quot;&gt;&quot;;[.C35];&quot;&lt;/unicode&gt;&quot;)" office:value-type="string" office:string-value="&lt;char unicode=1072&gt;224&lt;/unicode&gt;" calcext:value-type="string">
            <text:p>&lt;char unicode=1072&gt;224&lt;/unicode&gt;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8" office:value-type="string" calcext:value-type="string">
            <text:p>.00E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1</text:p>
          </table:table-cell>
          <table:table-cell table:style-name="ce10" office:value-type="float" office:value="431" calcext:value-type="float">
            <text:p>431</text:p>
          </table:table-cell>
          <table:table-cell office:value-type="float" office:value="1073" calcext:value-type="float">
            <text:p>1073</text:p>
          </table:table-cell>
          <table:table-cell table:formula="of:=CONCATENATE(&quot;if(ch == QChar(&quot;;[.C36];&quot;)){ch = QChar(&quot;;[.F36];&quot;);};&quot;)" office:value-type="string" office:string-value="if(ch == QChar(225)){ch = QChar(1073);};" calcext:value-type="string">
            <text:p>if(ch == QChar(225)){ch = QChar(1073);};</text:p>
          </table:table-cell>
          <table:table-cell table:formula="of:=CONCATENATE(&quot;if(ch == QChar(&quot;;[.F36];&quot;)){ch = QChar(&quot;;[.C36];&quot;);};&quot;)" office:value-type="string" office:string-value="if(ch == QChar(1073)){ch = QChar(225);};" calcext:value-type="string">
            <text:p>if(ch == QChar(1073)){ch = QChar(225);};</text:p>
          </table:table-cell>
          <table:table-cell table:formula="of:=CONCATENATE(&quot;&lt;char unicode=&quot;;[.F36];&quot;&gt;&quot;;[.C36];&quot;&lt;/unicode&gt;&quot;)" office:value-type="string" office:string-value="&lt;char unicode=1073&gt;225&lt;/unicode&gt;" calcext:value-type="string">
            <text:p>&lt;char unicode=1073&gt;225&lt;/unicode&gt;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8" office:value-type="string" calcext:value-type="string">
            <text:p>.00E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D2</text:p>
          </table:table-cell>
          <table:table-cell table:style-name="ce10" office:value-type="float" office:value="432" calcext:value-type="float">
            <text:p>432</text:p>
          </table:table-cell>
          <table:table-cell office:value-type="float" office:value="1074" calcext:value-type="float">
            <text:p>1074</text:p>
          </table:table-cell>
          <table:table-cell table:formula="of:=CONCATENATE(&quot;if(ch == QChar(&quot;;[.C37];&quot;)){ch = QChar(&quot;;[.F37];&quot;);};&quot;)" office:value-type="string" office:string-value="if(ch == QChar(226)){ch = QChar(1074);};" calcext:value-type="string">
            <text:p>if(ch == QChar(226)){ch = QChar(1074);};</text:p>
          </table:table-cell>
          <table:table-cell table:formula="of:=CONCATENATE(&quot;if(ch == QChar(&quot;;[.F37];&quot;)){ch = QChar(&quot;;[.C37];&quot;);};&quot;)" office:value-type="string" office:string-value="if(ch == QChar(1074)){ch = QChar(226);};" calcext:value-type="string">
            <text:p>if(ch == QChar(1074)){ch = QChar(226);};</text:p>
          </table:table-cell>
          <table:table-cell table:formula="of:=CONCATENATE(&quot;&lt;char unicode=&quot;;[.F37];&quot;&gt;&quot;;[.C37];&quot;&lt;/unicode&gt;&quot;)" office:value-type="string" office:string-value="&lt;char unicode=1074&gt;226&lt;/unicode&gt;" calcext:value-type="string">
            <text:p>&lt;char unicode=1074&gt;226&lt;/unicode&gt;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8" office:value-type="string" calcext:value-type="string">
            <text:p>.00E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3</text:p>
          </table:table-cell>
          <table:table-cell table:style-name="ce10" office:value-type="float" office:value="433" calcext:value-type="float">
            <text:p>433</text:p>
          </table:table-cell>
          <table:table-cell office:value-type="float" office:value="1075" calcext:value-type="float">
            <text:p>1075</text:p>
          </table:table-cell>
          <table:table-cell table:formula="of:=CONCATENATE(&quot;if(ch == QChar(&quot;;[.C38];&quot;)){ch = QChar(&quot;;[.F38];&quot;);};&quot;)" office:value-type="string" office:string-value="if(ch == QChar(227)){ch = QChar(1075);};" calcext:value-type="string">
            <text:p>if(ch == QChar(227)){ch = QChar(1075);};</text:p>
          </table:table-cell>
          <table:table-cell table:formula="of:=CONCATENATE(&quot;if(ch == QChar(&quot;;[.F38];&quot;)){ch = QChar(&quot;;[.C38];&quot;);};&quot;)" office:value-type="string" office:string-value="if(ch == QChar(1075)){ch = QChar(227);};" calcext:value-type="string">
            <text:p>if(ch == QChar(1075)){ch = QChar(227);};</text:p>
          </table:table-cell>
          <table:table-cell table:formula="of:=CONCATENATE(&quot;&lt;char unicode=&quot;;[.F38];&quot;&gt;&quot;;[.C38];&quot;&lt;/unicode&gt;&quot;)" office:value-type="string" office:string-value="&lt;char unicode=1075&gt;227&lt;/unicode&gt;" calcext:value-type="string">
            <text:p>&lt;char unicode=1075&gt;227&lt;/unicode&gt;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style-name="ce8" office:value-type="string" calcext:value-type="string">
            <text:p>.00E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4</text:p>
          </table:table-cell>
          <table:table-cell table:style-name="ce10" office:value-type="float" office:value="434" calcext:value-type="float">
            <text:p>434</text:p>
          </table:table-cell>
          <table:table-cell office:value-type="float" office:value="1076" calcext:value-type="float">
            <text:p>1076</text:p>
          </table:table-cell>
          <table:table-cell table:formula="of:=CONCATENATE(&quot;if(ch == QChar(&quot;;[.C39];&quot;)){ch = QChar(&quot;;[.F39];&quot;);};&quot;)" office:value-type="string" office:string-value="if(ch == QChar(228)){ch = QChar(1076);};" calcext:value-type="string">
            <text:p>if(ch == QChar(228)){ch = QChar(1076);};</text:p>
          </table:table-cell>
          <table:table-cell table:formula="of:=CONCATENATE(&quot;if(ch == QChar(&quot;;[.F39];&quot;)){ch = QChar(&quot;;[.C39];&quot;);};&quot;)" office:value-type="string" office:string-value="if(ch == QChar(1076)){ch = QChar(228);};" calcext:value-type="string">
            <text:p>if(ch == QChar(1076)){ch = QChar(228);};</text:p>
          </table:table-cell>
          <table:table-cell table:formula="of:=CONCATENATE(&quot;&lt;char unicode=&quot;;[.F39];&quot;&gt;&quot;;[.C39];&quot;&lt;/unicode&gt;&quot;)" office:value-type="string" office:string-value="&lt;char unicode=1076&gt;228&lt;/unicode&gt;" calcext:value-type="string">
            <text:p>&lt;char unicode=1076&gt;228&lt;/unicode&gt;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style-name="ce8" office:value-type="string" calcext:value-type="string">
            <text:p>.00E5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5</text:p>
          </table:table-cell>
          <table:table-cell table:style-name="ce10" office:value-type="float" office:value="435" calcext:value-type="float">
            <text:p>435</text:p>
          </table:table-cell>
          <table:table-cell office:value-type="float" office:value="1077" calcext:value-type="float">
            <text:p>1077</text:p>
          </table:table-cell>
          <table:table-cell table:formula="of:=CONCATENATE(&quot;if(ch == QChar(&quot;;[.C40];&quot;)){ch = QChar(&quot;;[.F40];&quot;);};&quot;)" office:value-type="string" office:string-value="if(ch == QChar(229)){ch = QChar(1077);};" calcext:value-type="string">
            <text:p>if(ch == QChar(229)){ch = QChar(1077);};</text:p>
          </table:table-cell>
          <table:table-cell table:formula="of:=CONCATENATE(&quot;if(ch == QChar(&quot;;[.F40];&quot;)){ch = QChar(&quot;;[.C40];&quot;);};&quot;)" office:value-type="string" office:string-value="if(ch == QChar(1077)){ch = QChar(229);};" calcext:value-type="string">
            <text:p>if(ch == QChar(1077)){ch = QChar(229);};</text:p>
          </table:table-cell>
          <table:table-cell table:formula="of:=CONCATENATE(&quot;&lt;char unicode=&quot;;[.F40];&quot;&gt;&quot;;[.C40];&quot;&lt;/unicode&gt;&quot;)" office:value-type="string" office:string-value="&lt;char unicode=1077&gt;229&lt;/unicode&gt;" calcext:value-type="string">
            <text:p>&lt;char unicode=1077&gt;229&lt;/unicode&gt;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style-name="ce8" office:value-type="string" calcext:value-type="string">
            <text:p>.00E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6</text:p>
          </table:table-cell>
          <table:table-cell table:style-name="ce10" office:value-type="float" office:value="436" calcext:value-type="float">
            <text:p>436</text:p>
          </table:table-cell>
          <table:table-cell office:value-type="float" office:value="1078" calcext:value-type="float">
            <text:p>1078</text:p>
          </table:table-cell>
          <table:table-cell table:formula="of:=CONCATENATE(&quot;if(ch == QChar(&quot;;[.C41];&quot;)){ch = QChar(&quot;;[.F41];&quot;);};&quot;)" office:value-type="string" office:string-value="if(ch == QChar(230)){ch = QChar(1078);};" calcext:value-type="string">
            <text:p>if(ch == QChar(230)){ch = QChar(1078);};</text:p>
          </table:table-cell>
          <table:table-cell table:formula="of:=CONCATENATE(&quot;if(ch == QChar(&quot;;[.F41];&quot;)){ch = QChar(&quot;;[.C41];&quot;);};&quot;)" office:value-type="string" office:string-value="if(ch == QChar(1078)){ch = QChar(230);};" calcext:value-type="string">
            <text:p>if(ch == QChar(1078)){ch = QChar(230);};</text:p>
          </table:table-cell>
          <table:table-cell table:formula="of:=CONCATENATE(&quot;&lt;char unicode=&quot;;[.F41];&quot;&gt;&quot;;[.C41];&quot;&lt;/unicode&gt;&quot;)" office:value-type="string" office:string-value="&lt;char unicode=1078&gt;230&lt;/unicode&gt;" calcext:value-type="string">
            <text:p>&lt;char unicode=1078&gt;230&lt;/unicode&gt;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style-name="ce8" office:value-type="string" calcext:value-type="string">
            <text:p>.00E7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7</text:p>
          </table:table-cell>
          <table:table-cell table:style-name="ce10" office:value-type="float" office:value="437" calcext:value-type="float">
            <text:p>437</text:p>
          </table:table-cell>
          <table:table-cell office:value-type="float" office:value="1079" calcext:value-type="float">
            <text:p>1079</text:p>
          </table:table-cell>
          <table:table-cell table:formula="of:=CONCATENATE(&quot;if(ch == QChar(&quot;;[.C42];&quot;)){ch = QChar(&quot;;[.F42];&quot;);};&quot;)" office:value-type="string" office:string-value="if(ch == QChar(231)){ch = QChar(1079);};" calcext:value-type="string">
            <text:p>if(ch == QChar(231)){ch = QChar(1079);};</text:p>
          </table:table-cell>
          <table:table-cell table:formula="of:=CONCATENATE(&quot;if(ch == QChar(&quot;;[.F42];&quot;)){ch = QChar(&quot;;[.C42];&quot;);};&quot;)" office:value-type="string" office:string-value="if(ch == QChar(1079)){ch = QChar(231);};" calcext:value-type="string">
            <text:p>if(ch == QChar(1079)){ch = QChar(231);};</text:p>
          </table:table-cell>
          <table:table-cell table:formula="of:=CONCATENATE(&quot;&lt;char unicode=&quot;;[.F42];&quot;&gt;&quot;;[.C42];&quot;&lt;/unicode&gt;&quot;)" office:value-type="string" office:string-value="&lt;char unicode=1079&gt;231&lt;/unicode&gt;" calcext:value-type="string">
            <text:p>&lt;char unicode=1079&gt;231&lt;/unicode&gt;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table:style-name="ce8" office:value-type="string" calcext:value-type="string">
            <text:p>.00E8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D8</text:p>
          </table:table-cell>
          <table:table-cell table:style-name="ce10" office:value-type="float" office:value="438" calcext:value-type="float">
            <text:p>438</text:p>
          </table:table-cell>
          <table:table-cell office:value-type="float" office:value="1080" calcext:value-type="float">
            <text:p>1080</text:p>
          </table:table-cell>
          <table:table-cell table:formula="of:=CONCATENATE(&quot;if(ch == QChar(&quot;;[.C43];&quot;)){ch = QChar(&quot;;[.F43];&quot;);};&quot;)" office:value-type="string" office:string-value="if(ch == QChar(232)){ch = QChar(1080);};" calcext:value-type="string">
            <text:p>if(ch == QChar(232)){ch = QChar(1080);};</text:p>
          </table:table-cell>
          <table:table-cell table:formula="of:=CONCATENATE(&quot;if(ch == QChar(&quot;;[.F43];&quot;)){ch = QChar(&quot;;[.C43];&quot;);};&quot;)" office:value-type="string" office:string-value="if(ch == QChar(1080)){ch = QChar(232);};" calcext:value-type="string">
            <text:p>if(ch == QChar(1080)){ch = QChar(232);};</text:p>
          </table:table-cell>
          <table:table-cell table:formula="of:=CONCATENATE(&quot;&lt;char unicode=&quot;;[.F43];&quot;&gt;&quot;;[.C43];&quot;&lt;/unicode&gt;&quot;)" office:value-type="string" office:string-value="&lt;char unicode=1080&gt;232&lt;/unicode&gt;" calcext:value-type="string">
            <text:p>&lt;char unicode=1080&gt;232&lt;/unicode&gt;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style-name="ce8" office:value-type="string" calcext:value-type="string">
            <text:p>.00E9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9</text:p>
          </table:table-cell>
          <table:table-cell table:style-name="ce10" office:value-type="float" office:value="439" calcext:value-type="float">
            <text:p>439</text:p>
          </table:table-cell>
          <table:table-cell office:value-type="float" office:value="1081" calcext:value-type="float">
            <text:p>1081</text:p>
          </table:table-cell>
          <table:table-cell table:formula="of:=CONCATENATE(&quot;if(ch == QChar(&quot;;[.C44];&quot;)){ch = QChar(&quot;;[.F44];&quot;);};&quot;)" office:value-type="string" office:string-value="if(ch == QChar(233)){ch = QChar(1081);};" calcext:value-type="string">
            <text:p>if(ch == QChar(233)){ch = QChar(1081);};</text:p>
          </table:table-cell>
          <table:table-cell table:formula="of:=CONCATENATE(&quot;if(ch == QChar(&quot;;[.F44];&quot;)){ch = QChar(&quot;;[.C44];&quot;);};&quot;)" office:value-type="string" office:string-value="if(ch == QChar(1081)){ch = QChar(233);};" calcext:value-type="string">
            <text:p>if(ch == QChar(1081)){ch = QChar(233);};</text:p>
          </table:table-cell>
          <table:table-cell table:formula="of:=CONCATENATE(&quot;&lt;char unicode=&quot;;[.F44];&quot;&gt;&quot;;[.C44];&quot;&lt;/unicode&gt;&quot;)" office:value-type="string" office:string-value="&lt;char unicode=1081&gt;233&lt;/unicode&gt;" calcext:value-type="string">
            <text:p>&lt;char unicode=1081&gt;233&lt;/unicode&gt;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table:style-name="ce7" office:value-type="string" calcext:value-type="string">
            <text:p>00EA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A</text:p>
          </table:table-cell>
          <table:table-cell table:style-name="ce10" office:value-type="string" calcext:value-type="string">
            <text:p>043A</text:p>
          </table:table-cell>
          <table:table-cell office:value-type="float" office:value="1082" calcext:value-type="float">
            <text:p>1082</text:p>
          </table:table-cell>
          <table:table-cell table:formula="of:=CONCATENATE(&quot;if(ch == QChar(&quot;;[.C45];&quot;)){ch = QChar(&quot;;[.F45];&quot;);};&quot;)" office:value-type="string" office:string-value="if(ch == QChar(234)){ch = QChar(1082);};" calcext:value-type="string">
            <text:p>if(ch == QChar(234)){ch = QChar(1082);};</text:p>
          </table:table-cell>
          <table:table-cell table:formula="of:=CONCATENATE(&quot;if(ch == QChar(&quot;;[.F45];&quot;)){ch = QChar(&quot;;[.C45];&quot;);};&quot;)" office:value-type="string" office:string-value="if(ch == QChar(1082)){ch = QChar(234);};" calcext:value-type="string">
            <text:p>if(ch == QChar(1082)){ch = QChar(234);};</text:p>
          </table:table-cell>
          <table:table-cell table:formula="of:=CONCATENATE(&quot;&lt;char unicode=&quot;;[.F45];&quot;&gt;&quot;;[.C45];&quot;&lt;/unicode&gt;&quot;)" office:value-type="string" office:string-value="&lt;char unicode=1082&gt;234&lt;/unicode&gt;" calcext:value-type="string">
            <text:p>&lt;char unicode=1082&gt;234&lt;/unicode&gt;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table:style-name="ce7" office:value-type="string" calcext:value-type="string">
            <text:p>00EB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DB</text:p>
          </table:table-cell>
          <table:table-cell table:style-name="ce10" office:value-type="string" calcext:value-type="string">
            <text:p>043B</text:p>
          </table:table-cell>
          <table:table-cell office:value-type="float" office:value="1083" calcext:value-type="float">
            <text:p>1083</text:p>
          </table:table-cell>
          <table:table-cell table:formula="of:=CONCATENATE(&quot;if(ch == QChar(&quot;;[.C46];&quot;)){ch = QChar(&quot;;[.F46];&quot;);};&quot;)" office:value-type="string" office:string-value="if(ch == QChar(235)){ch = QChar(1083);};" calcext:value-type="string">
            <text:p>if(ch == QChar(235)){ch = QChar(1083);};</text:p>
          </table:table-cell>
          <table:table-cell table:formula="of:=CONCATENATE(&quot;if(ch == QChar(&quot;;[.F46];&quot;)){ch = QChar(&quot;;[.C46];&quot;);};&quot;)" office:value-type="string" office:string-value="if(ch == QChar(1083)){ch = QChar(235);};" calcext:value-type="string">
            <text:p>if(ch == QChar(1083)){ch = QChar(235);};</text:p>
          </table:table-cell>
          <table:table-cell table:formula="of:=CONCATENATE(&quot;&lt;char unicode=&quot;;[.F46];&quot;&gt;&quot;;[.C46];&quot;&lt;/unicode&gt;&quot;)" office:value-type="string" office:string-value="&lt;char unicode=1083&gt;235&lt;/unicode&gt;" calcext:value-type="string">
            <text:p>&lt;char unicode=1083&gt;235&lt;/unicode&gt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7" office:value-type="string" calcext:value-type="string">
            <text:p>00EC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C</text:p>
          </table:table-cell>
          <table:table-cell table:style-name="ce10" office:value-type="string" calcext:value-type="string">
            <text:p>043C</text:p>
          </table:table-cell>
          <table:table-cell office:value-type="float" office:value="1084" calcext:value-type="float">
            <text:p>1084</text:p>
          </table:table-cell>
          <table:table-cell table:formula="of:=CONCATENATE(&quot;if(ch == QChar(&quot;;[.C47];&quot;)){ch = QChar(&quot;;[.F47];&quot;);};&quot;)" office:value-type="string" office:string-value="if(ch == QChar(236)){ch = QChar(1084);};" calcext:value-type="string">
            <text:p>if(ch == QChar(236)){ch = QChar(1084);};</text:p>
          </table:table-cell>
          <table:table-cell table:formula="of:=CONCATENATE(&quot;if(ch == QChar(&quot;;[.F47];&quot;)){ch = QChar(&quot;;[.C47];&quot;);};&quot;)" office:value-type="string" office:string-value="if(ch == QChar(1084)){ch = QChar(236);};" calcext:value-type="string">
            <text:p>if(ch == QChar(1084)){ch = QChar(236);};</text:p>
          </table:table-cell>
          <table:table-cell table:formula="of:=CONCATENATE(&quot;&lt;char unicode=&quot;;[.F47];&quot;&gt;&quot;;[.C47];&quot;&lt;/unicode&gt;&quot;)" office:value-type="string" office:string-value="&lt;char unicode=1084&gt;236&lt;/unicode&gt;" calcext:value-type="string">
            <text:p>&lt;char unicode=1084&gt;236&lt;/unicode&gt;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style-name="ce7" office:value-type="string" calcext:value-type="string">
            <text:p>00ED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D</text:p>
          </table:table-cell>
          <table:table-cell table:style-name="ce10" office:value-type="string" calcext:value-type="string">
            <text:p>043D</text:p>
          </table:table-cell>
          <table:table-cell office:value-type="float" office:value="1085" calcext:value-type="float">
            <text:p>1085</text:p>
          </table:table-cell>
          <table:table-cell table:formula="of:=CONCATENATE(&quot;if(ch == QChar(&quot;;[.C48];&quot;)){ch = QChar(&quot;;[.F48];&quot;);};&quot;)" office:value-type="string" office:string-value="if(ch == QChar(237)){ch = QChar(1085);};" calcext:value-type="string">
            <text:p>if(ch == QChar(237)){ch = QChar(1085);};</text:p>
          </table:table-cell>
          <table:table-cell table:formula="of:=CONCATENATE(&quot;if(ch == QChar(&quot;;[.F48];&quot;)){ch = QChar(&quot;;[.C48];&quot;);};&quot;)" office:value-type="string" office:string-value="if(ch == QChar(1085)){ch = QChar(237);};" calcext:value-type="string">
            <text:p>if(ch == QChar(1085)){ch = QChar(237);};</text:p>
          </table:table-cell>
          <table:table-cell table:formula="of:=CONCATENATE(&quot;&lt;char unicode=&quot;;[.F48];&quot;&gt;&quot;;[.C48];&quot;&lt;/unicode&gt;&quot;)" office:value-type="string" office:string-value="&lt;char unicode=1085&gt;237&lt;/unicode&gt;" calcext:value-type="string">
            <text:p>&lt;char unicode=1085&gt;237&lt;/unicode&gt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7" office:value-type="string" calcext:value-type="string">
            <text:p>00EE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DE</text:p>
          </table:table-cell>
          <table:table-cell table:style-name="ce10" office:value-type="string" calcext:value-type="string">
            <text:p>043E</text:p>
          </table:table-cell>
          <table:table-cell office:value-type="float" office:value="1086" calcext:value-type="float">
            <text:p>1086</text:p>
          </table:table-cell>
          <table:table-cell table:formula="of:=CONCATENATE(&quot;if(ch == QChar(&quot;;[.C49];&quot;)){ch = QChar(&quot;;[.F49];&quot;);};&quot;)" office:value-type="string" office:string-value="if(ch == QChar(238)){ch = QChar(1086);};" calcext:value-type="string">
            <text:p>if(ch == QChar(238)){ch = QChar(1086);};</text:p>
          </table:table-cell>
          <table:table-cell table:formula="of:=CONCATENATE(&quot;if(ch == QChar(&quot;;[.F49];&quot;)){ch = QChar(&quot;;[.C49];&quot;);};&quot;)" office:value-type="string" office:string-value="if(ch == QChar(1086)){ch = QChar(238);};" calcext:value-type="string">
            <text:p>if(ch == QChar(1086)){ch = QChar(238);};</text:p>
          </table:table-cell>
          <table:table-cell table:formula="of:=CONCATENATE(&quot;&lt;char unicode=&quot;;[.F49];&quot;&gt;&quot;;[.C49];&quot;&lt;/unicode&gt;&quot;)" office:value-type="string" office:string-value="&lt;char unicode=1086&gt;238&lt;/unicode&gt;" calcext:value-type="string">
            <text:p>&lt;char unicode=1086&gt;238&lt;/unicode&gt;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table:style-name="ce7" office:value-type="string" calcext:value-type="string">
            <text:p>00EF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DF</text:p>
          </table:table-cell>
          <table:table-cell table:style-name="ce10" office:value-type="string" calcext:value-type="string">
            <text:p>043F</text:p>
          </table:table-cell>
          <table:table-cell office:value-type="float" office:value="1087" calcext:value-type="float">
            <text:p>1087</text:p>
          </table:table-cell>
          <table:table-cell table:formula="of:=CONCATENATE(&quot;if(ch == QChar(&quot;;[.C50];&quot;)){ch = QChar(&quot;;[.F50];&quot;);};&quot;)" office:value-type="string" office:string-value="if(ch == QChar(239)){ch = QChar(1087);};" calcext:value-type="string">
            <text:p>if(ch == QChar(239)){ch = QChar(1087);};</text:p>
          </table:table-cell>
          <table:table-cell table:formula="of:=CONCATENATE(&quot;if(ch == QChar(&quot;;[.F50];&quot;)){ch = QChar(&quot;;[.C50];&quot;);};&quot;)" office:value-type="string" office:string-value="if(ch == QChar(1087)){ch = QChar(239);};" calcext:value-type="string">
            <text:p>if(ch == QChar(1087)){ch = QChar(239);};</text:p>
          </table:table-cell>
          <table:table-cell table:formula="of:=CONCATENATE(&quot;&lt;char unicode=&quot;;[.F50];&quot;&gt;&quot;;[.C50];&quot;&lt;/unicode&gt;&quot;)" office:value-type="string" office:string-value="&lt;char unicode=1087&gt;239&lt;/unicode&gt;" calcext:value-type="string">
            <text:p>&lt;char unicode=1087&gt;239&lt;/unicode&gt;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style-name="ce7" office:value-type="string" calcext:value-type="string">
            <text:p>00F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E0</text:p>
          </table:table-cell>
          <table:table-cell table:style-name="ce10" office:value-type="float" office:value="440" calcext:value-type="float">
            <text:p>440</text:p>
          </table:table-cell>
          <table:table-cell office:value-type="float" office:value="1088" calcext:value-type="float">
            <text:p>1088</text:p>
          </table:table-cell>
          <table:table-cell table:formula="of:=CONCATENATE(&quot;if(ch == QChar(&quot;;[.C51];&quot;)){ch = QChar(&quot;;[.F51];&quot;);};&quot;)" office:value-type="string" office:string-value="if(ch == QChar(240)){ch = QChar(1088);};" calcext:value-type="string">
            <text:p>if(ch == QChar(240)){ch = QChar(1088);};</text:p>
          </table:table-cell>
          <table:table-cell table:formula="of:=CONCATENATE(&quot;if(ch == QChar(&quot;;[.F51];&quot;)){ch = QChar(&quot;;[.C51];&quot;);};&quot;)" office:value-type="string" office:string-value="if(ch == QChar(1088)){ch = QChar(240);};" calcext:value-type="string">
            <text:p>if(ch == QChar(1088)){ch = QChar(240);};</text:p>
          </table:table-cell>
          <table:table-cell table:formula="of:=CONCATENATE(&quot;&lt;char unicode=&quot;;[.F51];&quot;&gt;&quot;;[.C51];&quot;&lt;/unicode&gt;&quot;)" office:value-type="string" office:string-value="&lt;char unicode=1088&gt;240&lt;/unicode&gt;" calcext:value-type="string">
            <text:p>&lt;char unicode=1088&gt;240&lt;/unicode&gt;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7" office:value-type="string" calcext:value-type="string">
            <text:p>00F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E1</text:p>
          </table:table-cell>
          <table:table-cell table:style-name="ce10" office:value-type="float" office:value="441" calcext:value-type="float">
            <text:p>441</text:p>
          </table:table-cell>
          <table:table-cell office:value-type="float" office:value="1089" calcext:value-type="float">
            <text:p>1089</text:p>
          </table:table-cell>
          <table:table-cell table:formula="of:=CONCATENATE(&quot;if(ch == QChar(&quot;;[.C52];&quot;)){ch = QChar(&quot;;[.F52];&quot;);};&quot;)" office:value-type="string" office:string-value="if(ch == QChar(241)){ch = QChar(1089);};" calcext:value-type="string">
            <text:p>if(ch == QChar(241)){ch = QChar(1089);};</text:p>
          </table:table-cell>
          <table:table-cell table:formula="of:=CONCATENATE(&quot;if(ch == QChar(&quot;;[.F52];&quot;)){ch = QChar(&quot;;[.C52];&quot;);};&quot;)" office:value-type="string" office:string-value="if(ch == QChar(1089)){ch = QChar(241);};" calcext:value-type="string">
            <text:p>if(ch == QChar(1089)){ch = QChar(241);};</text:p>
          </table:table-cell>
          <table:table-cell table:formula="of:=CONCATENATE(&quot;&lt;char unicode=&quot;;[.F52];&quot;&gt;&quot;;[.C52];&quot;&lt;/unicode&gt;&quot;)" office:value-type="string" office:string-value="&lt;char unicode=1089&gt;241&lt;/unicode&gt;" calcext:value-type="string">
            <text:p>&lt;char unicode=1089&gt;241&lt;/unicode&gt;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7" office:value-type="string" calcext:value-type="string">
            <text:p>00F2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2</text:p>
          </table:table-cell>
          <table:table-cell table:style-name="ce10" office:value-type="float" office:value="442" calcext:value-type="float">
            <text:p>442</text:p>
          </table:table-cell>
          <table:table-cell office:value-type="float" office:value="1090" calcext:value-type="float">
            <text:p>1090</text:p>
          </table:table-cell>
          <table:table-cell table:formula="of:=CONCATENATE(&quot;if(ch == QChar(&quot;;[.C53];&quot;)){ch = QChar(&quot;;[.F53];&quot;);};&quot;)" office:value-type="string" office:string-value="if(ch == QChar(242)){ch = QChar(1090);};" calcext:value-type="string">
            <text:p>if(ch == QChar(242)){ch = QChar(1090);};</text:p>
          </table:table-cell>
          <table:table-cell table:formula="of:=CONCATENATE(&quot;if(ch == QChar(&quot;;[.F53];&quot;)){ch = QChar(&quot;;[.C53];&quot;);};&quot;)" office:value-type="string" office:string-value="if(ch == QChar(1090)){ch = QChar(242);};" calcext:value-type="string">
            <text:p>if(ch == QChar(1090)){ch = QChar(242);};</text:p>
          </table:table-cell>
          <table:table-cell table:formula="of:=CONCATENATE(&quot;&lt;char unicode=&quot;;[.F53];&quot;&gt;&quot;;[.C53];&quot;&lt;/unicode&gt;&quot;)" office:value-type="string" office:string-value="&lt;char unicode=1090&gt;242&lt;/unicode&gt;" calcext:value-type="string">
            <text:p>&lt;char unicode=1090&gt;242&lt;/unicode&gt;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7" office:value-type="string" calcext:value-type="string">
            <text:p>00F3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E3</text:p>
          </table:table-cell>
          <table:table-cell table:style-name="ce10" office:value-type="float" office:value="443" calcext:value-type="float">
            <text:p>443</text:p>
          </table:table-cell>
          <table:table-cell office:value-type="float" office:value="1091" calcext:value-type="float">
            <text:p>1091</text:p>
          </table:table-cell>
          <table:table-cell table:formula="of:=CONCATENATE(&quot;if(ch == QChar(&quot;;[.C54];&quot;)){ch = QChar(&quot;;[.F54];&quot;);};&quot;)" office:value-type="string" office:string-value="if(ch == QChar(243)){ch = QChar(1091);};" calcext:value-type="string">
            <text:p>if(ch == QChar(243)){ch = QChar(1091);};</text:p>
          </table:table-cell>
          <table:table-cell table:formula="of:=CONCATENATE(&quot;if(ch == QChar(&quot;;[.F54];&quot;)){ch = QChar(&quot;;[.C54];&quot;);};&quot;)" office:value-type="string" office:string-value="if(ch == QChar(1091)){ch = QChar(243);};" calcext:value-type="string">
            <text:p>if(ch == QChar(1091)){ch = QChar(243);};</text:p>
          </table:table-cell>
          <table:table-cell table:formula="of:=CONCATENATE(&quot;&lt;char unicode=&quot;;[.F54];&quot;&gt;&quot;;[.C54];&quot;&lt;/unicode&gt;&quot;)" office:value-type="string" office:string-value="&lt;char unicode=1091&gt;243&lt;/unicode&gt;" calcext:value-type="string">
            <text:p>&lt;char unicode=1091&gt;243&lt;/unicode&gt;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style-name="ce7" office:value-type="string" calcext:value-type="string">
            <text:p>00F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E4</text:p>
          </table:table-cell>
          <table:table-cell table:style-name="ce10" office:value-type="float" office:value="444" calcext:value-type="float">
            <text:p>444</text:p>
          </table:table-cell>
          <table:table-cell office:value-type="float" office:value="1092" calcext:value-type="float">
            <text:p>1092</text:p>
          </table:table-cell>
          <table:table-cell table:formula="of:=CONCATENATE(&quot;if(ch == QChar(&quot;;[.C55];&quot;)){ch = QChar(&quot;;[.F55];&quot;);};&quot;)" office:value-type="string" office:string-value="if(ch == QChar(244)){ch = QChar(1092);};" calcext:value-type="string">
            <text:p>if(ch == QChar(244)){ch = QChar(1092);};</text:p>
          </table:table-cell>
          <table:table-cell table:formula="of:=CONCATENATE(&quot;if(ch == QChar(&quot;;[.F55];&quot;)){ch = QChar(&quot;;[.C55];&quot;);};&quot;)" office:value-type="string" office:string-value="if(ch == QChar(1092)){ch = QChar(244);};" calcext:value-type="string">
            <text:p>if(ch == QChar(1092)){ch = QChar(244);};</text:p>
          </table:table-cell>
          <table:table-cell table:formula="of:=CONCATENATE(&quot;&lt;char unicode=&quot;;[.F55];&quot;&gt;&quot;;[.C55];&quot;&lt;/unicode&gt;&quot;)" office:value-type="string" office:string-value="&lt;char unicode=1092&gt;244&lt;/unicode&gt;" calcext:value-type="string">
            <text:p>&lt;char unicode=1092&gt;244&lt;/unicode&gt;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style-name="ce7" office:value-type="string" calcext:value-type="string">
            <text:p>00F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E5</text:p>
          </table:table-cell>
          <table:table-cell table:style-name="ce10" office:value-type="float" office:value="445" calcext:value-type="float">
            <text:p>445</text:p>
          </table:table-cell>
          <table:table-cell office:value-type="float" office:value="1093" calcext:value-type="float">
            <text:p>1093</text:p>
          </table:table-cell>
          <table:table-cell table:formula="of:=CONCATENATE(&quot;if(ch == QChar(&quot;;[.C56];&quot;)){ch = QChar(&quot;;[.F56];&quot;);};&quot;)" office:value-type="string" office:string-value="if(ch == QChar(245)){ch = QChar(1093);};" calcext:value-type="string">
            <text:p>if(ch == QChar(245)){ch = QChar(1093);};</text:p>
          </table:table-cell>
          <table:table-cell table:formula="of:=CONCATENATE(&quot;if(ch == QChar(&quot;;[.F56];&quot;)){ch = QChar(&quot;;[.C56];&quot;);};&quot;)" office:value-type="string" office:string-value="if(ch == QChar(1093)){ch = QChar(245);};" calcext:value-type="string">
            <text:p>if(ch == QChar(1093)){ch = QChar(245);};</text:p>
          </table:table-cell>
          <table:table-cell table:formula="of:=CONCATENATE(&quot;&lt;char unicode=&quot;;[.F56];&quot;&gt;&quot;;[.C56];&quot;&lt;/unicode&gt;&quot;)" office:value-type="string" office:string-value="&lt;char unicode=1093&gt;245&lt;/unicode&gt;" calcext:value-type="string">
            <text:p>&lt;char unicode=1093&gt;245&lt;/unicode&gt;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style-name="ce7" office:value-type="string" calcext:value-type="string">
            <text:p>00F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E6</text:p>
          </table:table-cell>
          <table:table-cell table:style-name="ce10" office:value-type="float" office:value="446" calcext:value-type="float">
            <text:p>446</text:p>
          </table:table-cell>
          <table:table-cell office:value-type="float" office:value="1094" calcext:value-type="float">
            <text:p>1094</text:p>
          </table:table-cell>
          <table:table-cell table:formula="of:=CONCATENATE(&quot;if(ch == QChar(&quot;;[.C57];&quot;)){ch = QChar(&quot;;[.F57];&quot;);};&quot;)" office:value-type="string" office:string-value="if(ch == QChar(246)){ch = QChar(1094);};" calcext:value-type="string">
            <text:p>if(ch == QChar(246)){ch = QChar(1094);};</text:p>
          </table:table-cell>
          <table:table-cell table:formula="of:=CONCATENATE(&quot;if(ch == QChar(&quot;;[.F57];&quot;)){ch = QChar(&quot;;[.C57];&quot;);};&quot;)" office:value-type="string" office:string-value="if(ch == QChar(1094)){ch = QChar(246);};" calcext:value-type="string">
            <text:p>if(ch == QChar(1094)){ch = QChar(246);};</text:p>
          </table:table-cell>
          <table:table-cell table:formula="of:=CONCATENATE(&quot;&lt;char unicode=&quot;;[.F57];&quot;&gt;&quot;;[.C57];&quot;&lt;/unicode&gt;&quot;)" office:value-type="string" office:string-value="&lt;char unicode=1094&gt;246&lt;/unicode&gt;" calcext:value-type="string">
            <text:p>&lt;char unicode=1094&gt;246&lt;/unicode&gt;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7" office:value-type="string" calcext:value-type="string">
            <text:p>00F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E7</text:p>
          </table:table-cell>
          <table:table-cell table:style-name="ce10" office:value-type="float" office:value="447" calcext:value-type="float">
            <text:p>447</text:p>
          </table:table-cell>
          <table:table-cell office:value-type="float" office:value="1095" calcext:value-type="float">
            <text:p>1095</text:p>
          </table:table-cell>
          <table:table-cell table:formula="of:=CONCATENATE(&quot;if(ch == QChar(&quot;;[.C58];&quot;)){ch = QChar(&quot;;[.F58];&quot;);};&quot;)" office:value-type="string" office:string-value="if(ch == QChar(247)){ch = QChar(1095);};" calcext:value-type="string">
            <text:p>if(ch == QChar(247)){ch = QChar(1095);};</text:p>
          </table:table-cell>
          <table:table-cell table:formula="of:=CONCATENATE(&quot;if(ch == QChar(&quot;;[.F58];&quot;)){ch = QChar(&quot;;[.C58];&quot;);};&quot;)" office:value-type="string" office:string-value="if(ch == QChar(1095)){ch = QChar(247);};" calcext:value-type="string">
            <text:p>if(ch == QChar(1095)){ch = QChar(247);};</text:p>
          </table:table-cell>
          <table:table-cell table:formula="of:=CONCATENATE(&quot;&lt;char unicode=&quot;;[.F58];&quot;&gt;&quot;;[.C58];&quot;&lt;/unicode&gt;&quot;)" office:value-type="string" office:string-value="&lt;char unicode=1095&gt;247&lt;/unicode&gt;" calcext:value-type="string">
            <text:p>&lt;char unicode=1095&gt;247&lt;/unicode&gt;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style-name="ce7" office:value-type="string" calcext:value-type="string">
            <text:p>00F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E8</text:p>
          </table:table-cell>
          <table:table-cell table:style-name="ce10" office:value-type="float" office:value="448" calcext:value-type="float">
            <text:p>448</text:p>
          </table:table-cell>
          <table:table-cell office:value-type="float" office:value="1096" calcext:value-type="float">
            <text:p>1096</text:p>
          </table:table-cell>
          <table:table-cell table:formula="of:=CONCATENATE(&quot;if(ch == QChar(&quot;;[.C59];&quot;)){ch = QChar(&quot;;[.F59];&quot;);};&quot;)" office:value-type="string" office:string-value="if(ch == QChar(248)){ch = QChar(1096);};" calcext:value-type="string">
            <text:p>if(ch == QChar(248)){ch = QChar(1096);};</text:p>
          </table:table-cell>
          <table:table-cell table:formula="of:=CONCATENATE(&quot;if(ch == QChar(&quot;;[.F59];&quot;)){ch = QChar(&quot;;[.C59];&quot;);};&quot;)" office:value-type="string" office:string-value="if(ch == QChar(1096)){ch = QChar(248);};" calcext:value-type="string">
            <text:p>if(ch == QChar(1096)){ch = QChar(248);};</text:p>
          </table:table-cell>
          <table:table-cell table:formula="of:=CONCATENATE(&quot;&lt;char unicode=&quot;;[.F59];&quot;&gt;&quot;;[.C59];&quot;&lt;/unicode&gt;&quot;)" office:value-type="string" office:string-value="&lt;char unicode=1096&gt;248&lt;/unicode&gt;" calcext:value-type="string">
            <text:p>&lt;char unicode=1096&gt;248&lt;/unicode&gt;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style-name="ce7" office:value-type="string" calcext:value-type="string">
            <text:p>00F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E9</text:p>
          </table:table-cell>
          <table:table-cell table:style-name="ce10" office:value-type="float" office:value="449" calcext:value-type="float">
            <text:p>449</text:p>
          </table:table-cell>
          <table:table-cell office:value-type="float" office:value="1097" calcext:value-type="float">
            <text:p>1097</text:p>
          </table:table-cell>
          <table:table-cell table:formula="of:=CONCATENATE(&quot;if(ch == QChar(&quot;;[.C60];&quot;)){ch = QChar(&quot;;[.F60];&quot;);};&quot;)" office:value-type="string" office:string-value="if(ch == QChar(249)){ch = QChar(1097);};" calcext:value-type="string">
            <text:p>if(ch == QChar(249)){ch = QChar(1097);};</text:p>
          </table:table-cell>
          <table:table-cell table:formula="of:=CONCATENATE(&quot;if(ch == QChar(&quot;;[.F60];&quot;)){ch = QChar(&quot;;[.C60];&quot;);};&quot;)" office:value-type="string" office:string-value="if(ch == QChar(1097)){ch = QChar(249);};" calcext:value-type="string">
            <text:p>if(ch == QChar(1097)){ch = QChar(249);};</text:p>
          </table:table-cell>
          <table:table-cell table:formula="of:=CONCATENATE(&quot;&lt;char unicode=&quot;;[.F60];&quot;&gt;&quot;;[.C60];&quot;&lt;/unicode&gt;&quot;)" office:value-type="string" office:string-value="&lt;char unicode=1097&gt;249&lt;/unicode&gt;" calcext:value-type="string">
            <text:p>&lt;char unicode=1097&gt;249&lt;/unicode&gt;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ce7" office:value-type="string" calcext:value-type="string">
            <text:p>00F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EA</text:p>
          </table:table-cell>
          <table:table-cell table:style-name="ce10" office:value-type="string" calcext:value-type="string">
            <text:p>044A</text:p>
          </table:table-cell>
          <table:table-cell office:value-type="float" office:value="1098" calcext:value-type="float">
            <text:p>1098</text:p>
          </table:table-cell>
          <table:table-cell table:formula="of:=CONCATENATE(&quot;if(ch == QChar(&quot;;[.C61];&quot;)){ch = QChar(&quot;;[.F61];&quot;);};&quot;)" office:value-type="string" office:string-value="if(ch == QChar(250)){ch = QChar(1098);};" calcext:value-type="string">
            <text:p>if(ch == QChar(250)){ch = QChar(1098);};</text:p>
          </table:table-cell>
          <table:table-cell table:formula="of:=CONCATENATE(&quot;if(ch == QChar(&quot;;[.F61];&quot;)){ch = QChar(&quot;;[.C61];&quot;);};&quot;)" office:value-type="string" office:string-value="if(ch == QChar(1098)){ch = QChar(250);};" calcext:value-type="string">
            <text:p>if(ch == QChar(1098)){ch = QChar(250);};</text:p>
          </table:table-cell>
          <table:table-cell table:formula="of:=CONCATENATE(&quot;&lt;char unicode=&quot;;[.F61];&quot;&gt;&quot;;[.C61];&quot;&lt;/unicode&gt;&quot;)" office:value-type="string" office:string-value="&lt;char unicode=1098&gt;250&lt;/unicode&gt;" calcext:value-type="string">
            <text:p>&lt;char unicode=1098&gt;250&lt;/unicode&gt;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style-name="ce7" office:value-type="string" calcext:value-type="string">
            <text:p>00FB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EB</text:p>
          </table:table-cell>
          <table:table-cell table:style-name="ce10" office:value-type="string" calcext:value-type="string">
            <text:p>044B</text:p>
          </table:table-cell>
          <table:table-cell office:value-type="float" office:value="1099" calcext:value-type="float">
            <text:p>1099</text:p>
          </table:table-cell>
          <table:table-cell table:formula="of:=CONCATENATE(&quot;if(ch == QChar(&quot;;[.C62];&quot;)){ch = QChar(&quot;;[.F62];&quot;);};&quot;)" office:value-type="string" office:string-value="if(ch == QChar(251)){ch = QChar(1099);};" calcext:value-type="string">
            <text:p>if(ch == QChar(251)){ch = QChar(1099);};</text:p>
          </table:table-cell>
          <table:table-cell table:formula="of:=CONCATENATE(&quot;if(ch == QChar(&quot;;[.F62];&quot;)){ch = QChar(&quot;;[.C62];&quot;);};&quot;)" office:value-type="string" office:string-value="if(ch == QChar(1099)){ch = QChar(251);};" calcext:value-type="string">
            <text:p>if(ch == QChar(1099)){ch = QChar(251);};</text:p>
          </table:table-cell>
          <table:table-cell table:formula="of:=CONCATENATE(&quot;&lt;char unicode=&quot;;[.F62];&quot;&gt;&quot;;[.C62];&quot;&lt;/unicode&gt;&quot;)" office:value-type="string" office:string-value="&lt;char unicode=1099&gt;251&lt;/unicode&gt;" calcext:value-type="string">
            <text:p>&lt;char unicode=1099&gt;251&lt;/unicode&gt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7" office:value-type="string" calcext:value-type="string">
            <text:p>00FC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EC</text:p>
          </table:table-cell>
          <table:table-cell table:style-name="ce10" office:value-type="string" calcext:value-type="string">
            <text:p>044C</text:p>
          </table:table-cell>
          <table:table-cell office:value-type="float" office:value="1100" calcext:value-type="float">
            <text:p>1100</text:p>
          </table:table-cell>
          <table:table-cell table:formula="of:=CONCATENATE(&quot;if(ch == QChar(&quot;;[.C63];&quot;)){ch = QChar(&quot;;[.F63];&quot;);};&quot;)" office:value-type="string" office:string-value="if(ch == QChar(252)){ch = QChar(1100);};" calcext:value-type="string">
            <text:p>if(ch == QChar(252)){ch = QChar(1100);};</text:p>
          </table:table-cell>
          <table:table-cell table:formula="of:=CONCATENATE(&quot;if(ch == QChar(&quot;;[.F63];&quot;)){ch = QChar(&quot;;[.C63];&quot;);};&quot;)" office:value-type="string" office:string-value="if(ch == QChar(1100)){ch = QChar(252);};" calcext:value-type="string">
            <text:p>if(ch == QChar(1100)){ch = QChar(252);};</text:p>
          </table:table-cell>
          <table:table-cell table:formula="of:=CONCATENATE(&quot;&lt;char unicode=&quot;;[.F63];&quot;&gt;&quot;;[.C63];&quot;&lt;/unicode&gt;&quot;)" office:value-type="string" office:string-value="&lt;char unicode=1100&gt;252&lt;/unicode&gt;" calcext:value-type="string">
            <text:p>&lt;char unicode=1100&gt;252&lt;/unicode&gt;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style-name="ce7" office:value-type="string" calcext:value-type="string">
            <text:p>00FD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ED</text:p>
          </table:table-cell>
          <table:table-cell table:style-name="ce10" office:value-type="string" calcext:value-type="string">
            <text:p>044D</text:p>
          </table:table-cell>
          <table:table-cell office:value-type="float" office:value="1101" calcext:value-type="float">
            <text:p>1101</text:p>
          </table:table-cell>
          <table:table-cell table:formula="of:=CONCATENATE(&quot;if(ch == QChar(&quot;;[.C64];&quot;)){ch = QChar(&quot;;[.F64];&quot;);};&quot;)" office:value-type="string" office:string-value="if(ch == QChar(253)){ch = QChar(1101);};" calcext:value-type="string">
            <text:p>if(ch == QChar(253)){ch = QChar(1101);};</text:p>
          </table:table-cell>
          <table:table-cell table:formula="of:=CONCATENATE(&quot;if(ch == QChar(&quot;;[.F64];&quot;)){ch = QChar(&quot;;[.C64];&quot;);};&quot;)" office:value-type="string" office:string-value="if(ch == QChar(1101)){ch = QChar(253);};" calcext:value-type="string">
            <text:p>if(ch == QChar(1101)){ch = QChar(253);};</text:p>
          </table:table-cell>
          <table:table-cell table:formula="of:=CONCATENATE(&quot;&lt;char unicode=&quot;;[.F64];&quot;&gt;&quot;;[.C64];&quot;&lt;/unicode&gt;&quot;)" office:value-type="string" office:string-value="&lt;char unicode=1101&gt;253&lt;/unicode&gt;" calcext:value-type="string">
            <text:p>&lt;char unicode=1101&gt;253&lt;/unicode&gt;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7" office:value-type="string" calcext:value-type="string">
            <text:p>00FE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E</text:p>
          </table:table-cell>
          <table:table-cell table:style-name="ce10" office:value-type="string" calcext:value-type="string">
            <text:p>044E</text:p>
          </table:table-cell>
          <table:table-cell office:value-type="float" office:value="1102" calcext:value-type="float">
            <text:p>1102</text:p>
          </table:table-cell>
          <table:table-cell table:formula="of:=CONCATENATE(&quot;if(ch == QChar(&quot;;[.C65];&quot;)){ch = QChar(&quot;;[.F65];&quot;);};&quot;)" office:value-type="string" office:string-value="if(ch == QChar(254)){ch = QChar(1102);};" calcext:value-type="string">
            <text:p>if(ch == QChar(254)){ch = QChar(1102);};</text:p>
          </table:table-cell>
          <table:table-cell table:formula="of:=CONCATENATE(&quot;if(ch == QChar(&quot;;[.F65];&quot;)){ch = QChar(&quot;;[.C65];&quot;);};&quot;)" office:value-type="string" office:string-value="if(ch == QChar(1102)){ch = QChar(254);};" calcext:value-type="string">
            <text:p>if(ch == QChar(1102)){ch = QChar(254);};</text:p>
          </table:table-cell>
          <table:table-cell table:formula="of:=CONCATENATE(&quot;&lt;char unicode=&quot;;[.F65];&quot;&gt;&quot;;[.C65];&quot;&lt;/unicode&gt;&quot;)" office:value-type="string" office:string-value="&lt;char unicode=1102&gt;254&lt;/unicode&gt;" calcext:value-type="string">
            <text:p>&lt;char unicode=1102&gt;254&lt;/unicode&gt;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7" office:value-type="string" calcext:value-type="string">
            <text:p>00FF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</text:p>
          </table:table-cell>
          <table:table-cell table:style-name="ce10" office:value-type="string" calcext:value-type="string">
            <text:p>044F</text:p>
          </table:table-cell>
          <table:table-cell office:value-type="float" office:value="1103" calcext:value-type="float">
            <text:p>1103</text:p>
          </table:table-cell>
          <table:table-cell table:formula="of:=CONCATENATE(&quot;if(ch == QChar(&quot;;[.C66];&quot;)){ch = QChar(&quot;;[.F66];&quot;);};&quot;)" office:value-type="string" office:string-value="if(ch == QChar(255)){ch = QChar(1103);};" calcext:value-type="string">
            <text:p>if(ch == QChar(255)){ch = QChar(1103);};</text:p>
          </table:table-cell>
          <table:table-cell table:formula="of:=CONCATENATE(&quot;if(ch == QChar(&quot;;[.F66];&quot;)){ch = QChar(&quot;;[.C66];&quot;);};&quot;)" office:value-type="string" office:string-value="if(ch == QChar(1103)){ch = QChar(255);};" calcext:value-type="string">
            <text:p>if(ch == QChar(1103)){ch = QChar(255);};</text:p>
          </table:table-cell>
          <table:table-cell table:formula="of:=CONCATENATE(&quot;&lt;char unicode=&quot;;[.F66];&quot;&gt;&quot;;[.C66];&quot;&lt;/unicode&gt;&quot;)" office:value-type="string" office:string-value="&lt;char unicode=1103&gt;255&lt;/unicode&gt;" calcext:value-type="string">
            <text:p>&lt;char unicode=1103&gt;255&lt;/unicode&gt;</text:p>
          </table:table-cell>
        </table:table-row>
        <table:table-row table:style-name="ro1" table:number-rows-repeated="104850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inha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atin1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Sinhala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harse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harset</text:p>
          </table:table-cell>
          <table:table-cell table:style-name="ce4" office:value-type="string" calcext:value-type="string">
            <text:p>Unicode</text:p>
          </table:table-cell>
          <table:table-cell office:value-type="string" calcext:value-type="string">
            <text:p>Unicode décimal</text:p>
          </table:table-cell>
          <table:table-cell office:value-type="string" calcext:value-type="string">
            <text:p>C++ : From encoded to sinhala</text:p>
          </table:table-cell>
          <table:table-cell office:value-type="string" calcext:value-type="string">
            <text:p>C++ : From sinhala to encoded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style-name="ce2" office:value-type="string" calcext:value-type="string">
            <text:p>00C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5"/>
          <table:table-cell office:value-type="float" office:value="3400" calcext:value-type="float">
            <text:p>3400</text:p>
          </table:table-cell>
          <table:table-cell table:formula="of:=CONCATENATE(&quot;if(ch == QChar(&quot;;[.C3];&quot;)){ch = QChar(&quot;;[.F3];&quot;);};&quot;)" office:value-type="string" office:string-value="if(ch == QChar(192)){ch = QChar(3400);};" calcext:value-type="string">
            <text:p>if(ch == QChar(192)){ch = QChar(3400);};</text:p>
          </table:table-cell>
          <table:table-cell table:formula="of:=CONCATENATE(&quot;if(ch == QChar(&quot;;[.F3];&quot;)){ch = QChar(&quot;;[.C3];&quot;);};&quot;)" office:value-type="string" office:string-value="if(ch == QChar(3400)){ch = QChar(192);};" calcext:value-type="string">
            <text:p>if(ch == QChar(3400)){ch = QChar(192);};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2" office:value-type="string" calcext:value-type="string">
            <text:p>00C1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5"/>
          <table:table-cell office:value-type="float" office:value="3402" calcext:value-type="float">
            <text:p>3402</text:p>
          </table:table-cell>
          <table:table-cell table:formula="of:=CONCATENATE(&quot;if(ch == QChar(&quot;;[.C4];&quot;)){ch = QChar(&quot;;[.F4];&quot;);};&quot;)" office:value-type="string" office:string-value="if(ch == QChar(193)){ch = QChar(3402);};" calcext:value-type="string">
            <text:p>if(ch == QChar(193)){ch = QChar(3402);};</text:p>
          </table:table-cell>
          <table:table-cell table:formula="of:=CONCATENATE(&quot;if(ch == QChar(&quot;;[.F4];&quot;)){ch = QChar(&quot;;[.C4];&quot;);};&quot;)" office:value-type="string" office:string-value="if(ch == QChar(3402)){ch = QChar(193);};" calcext:value-type="string">
            <text:p>if(ch == QChar(3402)){ch = QChar(193);};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2" office:value-type="string" calcext:value-type="string">
            <text:p>00C2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5"/>
          <table:table-cell office:value-type="float" office:value="3403" calcext:value-type="float">
            <text:p>3403</text:p>
          </table:table-cell>
          <table:table-cell table:formula="of:=CONCATENATE(&quot;if(ch == QChar(&quot;;[.C5];&quot;)){ch = QChar(&quot;;[.F5];&quot;);};&quot;)" office:value-type="string" office:string-value="if(ch == QChar(194)){ch = QChar(3403);};" calcext:value-type="string">
            <text:p>if(ch == QChar(194)){ch = QChar(3403);};</text:p>
          </table:table-cell>
          <table:table-cell table:formula="of:=CONCATENATE(&quot;if(ch == QChar(&quot;;[.F5];&quot;)){ch = QChar(&quot;;[.C5];&quot;);};&quot;)" office:value-type="string" office:string-value="if(ch == QChar(3403)){ch = QChar(194);};" calcext:value-type="string">
            <text:p>if(ch == QChar(3403)){ch = QChar(194);};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2" office:value-type="string" calcext:value-type="string">
            <text:p>00C3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5"/>
          <table:table-cell office:value-type="float" office:value="3404" calcext:value-type="float">
            <text:p>3404</text:p>
          </table:table-cell>
          <table:table-cell table:formula="of:=CONCATENATE(&quot;if(ch == QChar(&quot;;[.C6];&quot;)){ch = QChar(&quot;;[.F6];&quot;);};&quot;)" office:value-type="string" office:string-value="if(ch == QChar(195)){ch = QChar(3404);};" calcext:value-type="string">
            <text:p>if(ch == QChar(195)){ch = QChar(3404);};</text:p>
          </table:table-cell>
          <table:table-cell table:formula="of:=CONCATENATE(&quot;if(ch == QChar(&quot;;[.F6];&quot;)){ch = QChar(&quot;;[.C6];&quot;);};&quot;)" office:value-type="string" office:string-value="if(ch == QChar(3404)){ch = QChar(195);};" calcext:value-type="string">
            <text:p>if(ch == QChar(3404)){ch = QChar(195);};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2" office:value-type="string" calcext:value-type="string">
            <text:p>00C4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5"/>
          <table:table-cell office:value-type="float" office:value="3405" calcext:value-type="float">
            <text:p>3405</text:p>
          </table:table-cell>
          <table:table-cell table:formula="of:=CONCATENATE(&quot;if(ch == QChar(&quot;;[.C7];&quot;)){ch = QChar(&quot;;[.F7];&quot;);};&quot;)" office:value-type="string" office:string-value="if(ch == QChar(196)){ch = QChar(3405);};" calcext:value-type="string">
            <text:p>if(ch == QChar(196)){ch = QChar(3405);};</text:p>
          </table:table-cell>
          <table:table-cell table:formula="of:=CONCATENATE(&quot;if(ch == QChar(&quot;;[.F7];&quot;)){ch = QChar(&quot;;[.C7];&quot;);};&quot;)" office:value-type="string" office:string-value="if(ch == QChar(3405)){ch = QChar(196);};" calcext:value-type="string">
            <text:p>if(ch == QChar(3405)){ch = QChar(196);};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2" office:value-type="string" calcext:value-type="string">
            <text:p>00C5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5"/>
          <table:table-cell office:value-type="float" office:value="3406" calcext:value-type="float">
            <text:p>3406</text:p>
          </table:table-cell>
          <table:table-cell table:formula="of:=CONCATENATE(&quot;if(ch == QChar(&quot;;[.C8];&quot;)){ch = QChar(&quot;;[.F8];&quot;);};&quot;)" office:value-type="string" office:string-value="if(ch == QChar(197)){ch = QChar(3406);};" calcext:value-type="string">
            <text:p>if(ch == QChar(197)){ch = QChar(3406);};</text:p>
          </table:table-cell>
          <table:table-cell table:formula="of:=CONCATENATE(&quot;if(ch == QChar(&quot;;[.F8];&quot;)){ch = QChar(&quot;;[.C8];&quot;);};&quot;)" office:value-type="string" office:string-value="if(ch == QChar(3406)){ch = QChar(197);};" calcext:value-type="string">
            <text:p>if(ch == QChar(3406)){ch = QChar(197);};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2" office:value-type="string" calcext:value-type="string">
            <text:p>00C6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5"/>
          <table:table-cell office:value-type="float" office:value="3415" calcext:value-type="float">
            <text:p>3415</text:p>
          </table:table-cell>
          <table:table-cell table:formula="of:=CONCATENATE(&quot;if(ch == QChar(&quot;;[.C9];&quot;)){ch = QChar(&quot;;[.F9];&quot;);};&quot;)" office:value-type="string" office:string-value="if(ch == QChar(198)){ch = QChar(3415);};" calcext:value-type="string">
            <text:p>if(ch == QChar(198)){ch = QChar(3415);};</text:p>
          </table:table-cell>
          <table:table-cell table:formula="of:=CONCATENATE(&quot;if(ch == QChar(&quot;;[.F9];&quot;)){ch = QChar(&quot;;[.C9];&quot;);};&quot;)" office:value-type="string" office:string-value="if(ch == QChar(3415)){ch = QChar(198);};" calcext:value-type="string">
            <text:p>if(ch == QChar(3415)){ch = QChar(198);};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2" office:value-type="string" calcext:value-type="string">
            <text:p>00C7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5"/>
          <table:table-cell office:value-type="float" office:value="3424" calcext:value-type="float">
            <text:p>3424</text:p>
          </table:table-cell>
          <table:table-cell table:formula="of:=CONCATENATE(&quot;if(ch == QChar(&quot;;[.C10];&quot;)){ch = QChar(&quot;;[.F10];&quot;);};&quot;)" office:value-type="string" office:string-value="if(ch == QChar(199)){ch = QChar(3424);};" calcext:value-type="string">
            <text:p>if(ch == QChar(199)){ch = QChar(3424);};</text:p>
          </table:table-cell>
          <table:table-cell table:formula="of:=CONCATENATE(&quot;if(ch == QChar(&quot;;[.F10];&quot;)){ch = QChar(&quot;;[.C10];&quot;);};&quot;)" office:value-type="string" office:string-value="if(ch == QChar(3424)){ch = QChar(199);};" calcext:value-type="string">
            <text:p>if(ch == QChar(3424)){ch = QChar(199);};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2" office:value-type="string" calcext:value-type="string">
            <text:p>00C8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5"/>
          <table:table-cell office:value-type="float" office:value="3425" calcext:value-type="float">
            <text:p>3425</text:p>
          </table:table-cell>
          <table:table-cell table:formula="of:=CONCATENATE(&quot;if(ch == QChar(&quot;;[.C11];&quot;)){ch = QChar(&quot;;[.F11];&quot;);};&quot;)" office:value-type="string" office:string-value="if(ch == QChar(200)){ch = QChar(3425);};" calcext:value-type="string">
            <text:p>if(ch == QChar(200)){ch = QChar(3425);};</text:p>
          </table:table-cell>
          <table:table-cell table:formula="of:=CONCATENATE(&quot;if(ch == QChar(&quot;;[.F11];&quot;)){ch = QChar(&quot;;[.C11];&quot;);};&quot;)" office:value-type="string" office:string-value="if(ch == QChar(3425)){ch = QChar(200);};" calcext:value-type="string">
            <text:p>if(ch == QChar(3425)){ch = QChar(200);};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2" office:value-type="string" calcext:value-type="string">
            <text:p>00C9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5"/>
          <table:table-cell office:value-type="float" office:value="3426" calcext:value-type="float">
            <text:p>3426</text:p>
          </table:table-cell>
          <table:table-cell table:formula="of:=CONCATENATE(&quot;if(ch == QChar(&quot;;[.C12];&quot;)){ch = QChar(&quot;;[.F12];&quot;);};&quot;)" office:value-type="string" office:string-value="if(ch == QChar(201)){ch = QChar(3426);};" calcext:value-type="string">
            <text:p>if(ch == QChar(201)){ch = QChar(3426);};</text:p>
          </table:table-cell>
          <table:table-cell table:formula="of:=CONCATENATE(&quot;if(ch == QChar(&quot;;[.F12];&quot;)){ch = QChar(&quot;;[.C12];&quot;);};&quot;)" office:value-type="string" office:string-value="if(ch == QChar(3426)){ch = QChar(201);};" calcext:value-type="string">
            <text:p>if(ch == QChar(3426)){ch = QChar(201);};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table:style-name="ce2" office:value-type="string" calcext:value-type="string">
            <text:p>00CA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5"/>
          <table:table-cell office:value-type="float" office:value="3427" calcext:value-type="float">
            <text:p>3427</text:p>
          </table:table-cell>
          <table:table-cell table:formula="of:=CONCATENATE(&quot;if(ch == QChar(&quot;;[.C13];&quot;)){ch = QChar(&quot;;[.F13];&quot;);};&quot;)" office:value-type="string" office:string-value="if(ch == QChar(202)){ch = QChar(3427);};" calcext:value-type="string">
            <text:p>if(ch == QChar(202)){ch = QChar(3427);};</text:p>
          </table:table-cell>
          <table:table-cell table:formula="of:=CONCATENATE(&quot;if(ch == QChar(&quot;;[.F13];&quot;)){ch = QChar(&quot;;[.C13];&quot;);};&quot;)" office:value-type="string" office:string-value="if(ch == QChar(3427)){ch = QChar(202);};" calcext:value-type="string">
            <text:p>if(ch == QChar(3427)){ch = QChar(202);};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table:style-name="ce2" office:value-type="string" calcext:value-type="string">
            <text:p>00CB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5"/>
          <table:table-cell office:value-type="float" office:value="3430" calcext:value-type="float">
            <text:p>3430</text:p>
          </table:table-cell>
          <table:table-cell table:formula="of:=CONCATENATE(&quot;if(ch == QChar(&quot;;[.C14];&quot;)){ch = QChar(&quot;;[.F14];&quot;);};&quot;)" office:value-type="string" office:string-value="if(ch == QChar(203)){ch = QChar(3430);};" calcext:value-type="string">
            <text:p>if(ch == QChar(203)){ch = QChar(3430);};</text:p>
          </table:table-cell>
          <table:table-cell table:formula="of:=CONCATENATE(&quot;if(ch == QChar(&quot;;[.F14];&quot;)){ch = QChar(&quot;;[.C14];&quot;);};&quot;)" office:value-type="string" office:string-value="if(ch == QChar(3430)){ch = QChar(203);};" calcext:value-type="string">
            <text:p>if(ch == QChar(3430)){ch = QChar(203);};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table:style-name="ce2" office:value-type="string" calcext:value-type="string">
            <text:p>00CC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5"/>
          <table:table-cell office:value-type="float" office:value="3431" calcext:value-type="float">
            <text:p>3431</text:p>
          </table:table-cell>
          <table:table-cell table:formula="of:=CONCATENATE(&quot;if(ch == QChar(&quot;;[.C15];&quot;)){ch = QChar(&quot;;[.F15];&quot;);};&quot;)" office:value-type="string" office:string-value="if(ch == QChar(204)){ch = QChar(3431);};" calcext:value-type="string">
            <text:p>if(ch == QChar(204)){ch = QChar(3431);};</text:p>
          </table:table-cell>
          <table:table-cell table:formula="of:=CONCATENATE(&quot;if(ch == QChar(&quot;;[.F15];&quot;)){ch = QChar(&quot;;[.C15];&quot;);};&quot;)" office:value-type="string" office:string-value="if(ch == QChar(3431)){ch = QChar(204);};" calcext:value-type="string">
            <text:p>if(ch == QChar(3431)){ch = QChar(204);};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table:style-name="ce2" office:value-type="string" calcext:value-type="string">
            <text:p>00CD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Default"/>
          <table:table-cell office:value-type="float" office:value="3432" calcext:value-type="float">
            <text:p>3432</text:p>
          </table:table-cell>
          <table:table-cell table:formula="of:=CONCATENATE(&quot;if(ch == QChar(&quot;;[.C16];&quot;)){ch = QChar(&quot;;[.F16];&quot;);};&quot;)" office:value-type="string" office:string-value="if(ch == QChar(205)){ch = QChar(3432);};" calcext:value-type="string">
            <text:p>if(ch == QChar(205)){ch = QChar(3432);};</text:p>
          </table:table-cell>
          <table:table-cell table:formula="of:=CONCATENATE(&quot;if(ch == QChar(&quot;;[.F16];&quot;)){ch = QChar(&quot;;[.C16];&quot;);};&quot;)" office:value-type="string" office:string-value="if(ch == QChar(3432)){ch = QChar(205);};" calcext:value-type="string">
            <text:p>if(ch == QChar(3432)){ch = QChar(205);};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table:style-name="ce2" office:value-type="string" calcext:value-type="string">
            <text:p>00CE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5"/>
          <table:table-cell office:value-type="float" office:value="3433" calcext:value-type="float">
            <text:p>3433</text:p>
          </table:table-cell>
          <table:table-cell table:formula="of:=CONCATENATE(&quot;if(ch == QChar(&quot;;[.C17];&quot;)){ch = QChar(&quot;;[.F17];&quot;);};&quot;)" office:value-type="string" office:string-value="if(ch == QChar(206)){ch = QChar(3433);};" calcext:value-type="string">
            <text:p>if(ch == QChar(206)){ch = QChar(3433);};</text:p>
          </table:table-cell>
          <table:table-cell table:formula="of:=CONCATENATE(&quot;if(ch == QChar(&quot;;[.F17];&quot;)){ch = QChar(&quot;;[.C17];&quot;);};&quot;)" office:value-type="string" office:string-value="if(ch == QChar(3433)){ch = QChar(206);};" calcext:value-type="string">
            <text:p>if(ch == QChar(3433)){ch = QChar(206);};</text:p>
          </table:table-cell>
        </table:table-row>
        <table:table-row table:style-name="ro1">
          <table:table-cell office:value-type="string" calcext:value-type="string">
            <text:p>CF</text:p>
          </table:table-cell>
          <table:table-cell table:style-name="ce2" office:value-type="string" calcext:value-type="string">
            <text:p>00CF</text:p>
          </table:table-cell>
          <table:table-cell office:value-type="float" office:value="207" calcext:value-type="float">
            <text:p>207</text:p>
          </table:table-cell>
          <table:table-cell/>
          <table:table-cell table:style-name="ce5"/>
          <table:table-cell office:value-type="float" office:value="3434" calcext:value-type="float">
            <text:p>3434</text:p>
          </table:table-cell>
          <table:table-cell table:formula="of:=CONCATENATE(&quot;if(ch == QChar(&quot;;[.C18];&quot;)){ch = QChar(&quot;;[.F18];&quot;);};&quot;)" office:value-type="string" office:string-value="if(ch == QChar(207)){ch = QChar(3434);};" calcext:value-type="string">
            <text:p>if(ch == QChar(207)){ch = QChar(3434);};</text:p>
          </table:table-cell>
          <table:table-cell table:formula="of:=CONCATENATE(&quot;if(ch == QChar(&quot;;[.F18];&quot;)){ch = QChar(&quot;;[.C18];&quot;);};&quot;)" office:value-type="string" office:string-value="if(ch == QChar(3434)){ch = QChar(207);};" calcext:value-type="string">
            <text:p>if(ch == QChar(3434)){ch = QChar(207);};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style-name="ce2" office:value-type="string" calcext:value-type="string">
            <text:p>00D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Default"/>
          <table:table-cell office:value-type="float" office:value="3435" calcext:value-type="float">
            <text:p>3435</text:p>
          </table:table-cell>
          <table:table-cell table:formula="of:=CONCATENATE(&quot;if(ch == QChar(&quot;;[.C19];&quot;)){ch = QChar(&quot;;[.F19];&quot;);};&quot;)" office:value-type="string" office:string-value="if(ch == QChar(208)){ch = QChar(3435);};" calcext:value-type="string">
            <text:p>if(ch == QChar(208)){ch = QChar(3435);};</text:p>
          </table:table-cell>
          <table:table-cell table:formula="of:=CONCATENATE(&quot;if(ch == QChar(&quot;;[.F19];&quot;)){ch = QChar(&quot;;[.C19];&quot;);};&quot;)" office:value-type="string" office:string-value="if(ch == QChar(3435)){ch = QChar(208);};" calcext:value-type="string">
            <text:p>if(ch == QChar(3435)){ch = QChar(208);};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style-name="ce2" office:value-type="string" calcext:value-type="string">
            <text:p>00D1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Default"/>
          <table:table-cell office:value-type="float" office:value="3436" calcext:value-type="float">
            <text:p>3436</text:p>
          </table:table-cell>
          <table:table-cell table:formula="of:=CONCATENATE(&quot;if(ch == QChar(&quot;;[.C20];&quot;)){ch = QChar(&quot;;[.F20];&quot;);};&quot;)" office:value-type="string" office:string-value="if(ch == QChar(209)){ch = QChar(3436);};" calcext:value-type="string">
            <text:p>if(ch == QChar(209)){ch = QChar(3436);};</text:p>
          </table:table-cell>
          <table:table-cell table:formula="of:=CONCATENATE(&quot;if(ch == QChar(&quot;;[.F20];&quot;)){ch = QChar(&quot;;[.C20];&quot;);};&quot;)" office:value-type="string" office:string-value="if(ch == QChar(3436)){ch = QChar(209);};" calcext:value-type="string">
            <text:p>if(ch == QChar(3436)){ch = QChar(209);};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2" office:value-type="string" calcext:value-type="string">
            <text:p>00D2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5"/>
          <table:table-cell office:value-type="float" office:value="3437" calcext:value-type="float">
            <text:p>3437</text:p>
          </table:table-cell>
          <table:table-cell table:formula="of:=CONCATENATE(&quot;if(ch == QChar(&quot;;[.C21];&quot;)){ch = QChar(&quot;;[.F21];&quot;);};&quot;)" office:value-type="string" office:string-value="if(ch == QChar(210)){ch = QChar(3437);};" calcext:value-type="string">
            <text:p>if(ch == QChar(210)){ch = QChar(3437);};</text:p>
          </table:table-cell>
          <table:table-cell table:formula="of:=CONCATENATE(&quot;if(ch == QChar(&quot;;[.F21];&quot;)){ch = QChar(&quot;;[.C21];&quot;);};&quot;)" office:value-type="string" office:string-value="if(ch == QChar(3437)){ch = QChar(210);};" calcext:value-type="string">
            <text:p>if(ch == QChar(3437)){ch = QChar(210);};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style-name="ce2" office:value-type="string" calcext:value-type="string">
            <text:p>00D3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5"/>
          <table:table-cell office:value-type="float" office:value="3438" calcext:value-type="float">
            <text:p>3438</text:p>
          </table:table-cell>
          <table:table-cell table:formula="of:=CONCATENATE(&quot;if(ch == QChar(&quot;;[.C22];&quot;)){ch = QChar(&quot;;[.F22];&quot;);};&quot;)" office:value-type="string" office:string-value="if(ch == QChar(211)){ch = QChar(3438);};" calcext:value-type="string">
            <text:p>if(ch == QChar(211)){ch = QChar(3438);};</text:p>
          </table:table-cell>
          <table:table-cell table:formula="of:=CONCATENATE(&quot;if(ch == QChar(&quot;;[.F22];&quot;)){ch = QChar(&quot;;[.C22];&quot;);};&quot;)" office:value-type="string" office:string-value="if(ch == QChar(3438)){ch = QChar(211);};" calcext:value-type="string">
            <text:p>if(ch == QChar(3438)){ch = QChar(211);};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style-name="ce2" office:value-type="string" calcext:value-type="string">
            <text:p>00D4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5"/>
          <table:table-cell office:value-type="float" office:value="3439" calcext:value-type="float">
            <text:p>3439</text:p>
          </table:table-cell>
          <table:table-cell table:formula="of:=CONCATENATE(&quot;if(ch == QChar(&quot;;[.C23];&quot;)){ch = QChar(&quot;;[.F23];&quot;);};&quot;)" office:value-type="string" office:string-value="if(ch == QChar(212)){ch = QChar(3439);};" calcext:value-type="string">
            <text:p>if(ch == QChar(212)){ch = QChar(3439);};</text:p>
          </table:table-cell>
          <table:table-cell table:formula="of:=CONCATENATE(&quot;if(ch == QChar(&quot;;[.F23];&quot;)){ch = QChar(&quot;;[.C23];&quot;);};&quot;)" office:value-type="string" office:string-value="if(ch == QChar(3439)){ch = QChar(212);};" calcext:value-type="string">
            <text:p>if(ch == QChar(3439)){ch = QChar(212);};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2" office:value-type="string" calcext:value-type="string">
            <text:p>00D5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5"/>
          <table:table-cell office:value-type="float" office:value="3440" calcext:value-type="float">
            <text:p>3440</text:p>
          </table:table-cell>
          <table:table-cell table:formula="of:=CONCATENATE(&quot;if(ch == QChar(&quot;;[.C24];&quot;)){ch = QChar(&quot;;[.F24];&quot;);};&quot;)" office:value-type="string" office:string-value="if(ch == QChar(213)){ch = QChar(3440);};" calcext:value-type="string">
            <text:p>if(ch == QChar(213)){ch = QChar(3440);};</text:p>
          </table:table-cell>
          <table:table-cell table:formula="of:=CONCATENATE(&quot;if(ch == QChar(&quot;;[.F24];&quot;)){ch = QChar(&quot;;[.C24];&quot;);};&quot;)" office:value-type="string" office:string-value="if(ch == QChar(3440)){ch = QChar(213);};" calcext:value-type="string">
            <text:p>if(ch == QChar(3440)){ch = QChar(213);};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style-name="ce2" office:value-type="string" calcext:value-type="string">
            <text:p>00D6</text:p>
          </table:table-cell>
          <table:table-cell office:value-type="float" office:value="214" calcext:value-type="float">
            <text:p>214</text:p>
          </table:table-cell>
          <table:table-cell/>
          <table:table-cell table:style-name="ce5"/>
          <table:table-cell office:value-type="float" office:value="3441" calcext:value-type="float">
            <text:p>3441</text:p>
          </table:table-cell>
          <table:table-cell table:formula="of:=CONCATENATE(&quot;if(ch == QChar(&quot;;[.C25];&quot;)){ch = QChar(&quot;;[.F25];&quot;);};&quot;)" office:value-type="string" office:string-value="if(ch == QChar(214)){ch = QChar(3441);};" calcext:value-type="string">
            <text:p>if(ch == QChar(214)){ch = QChar(3441);};</text:p>
          </table:table-cell>
          <table:table-cell table:formula="of:=CONCATENATE(&quot;if(ch == QChar(&quot;;[.F25];&quot;)){ch = QChar(&quot;;[.C25];&quot;);};&quot;)" office:value-type="string" office:string-value="if(ch == QChar(3441)){ch = QChar(214);};" calcext:value-type="string">
            <text:p>if(ch == QChar(3441)){ch = QChar(214);};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table:style-name="ce2" office:value-type="string" calcext:value-type="string">
            <text:p>00D7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5"/>
          <table:table-cell office:value-type="float" office:value="3442" calcext:value-type="float">
            <text:p>3442</text:p>
          </table:table-cell>
          <table:table-cell table:formula="of:=CONCATENATE(&quot;if(ch == QChar(&quot;;[.C26];&quot;)){ch = QChar(&quot;;[.F26];&quot;);};&quot;)" office:value-type="string" office:string-value="if(ch == QChar(215)){ch = QChar(3442);};" calcext:value-type="string">
            <text:p>if(ch == QChar(215)){ch = QChar(3442);};</text:p>
          </table:table-cell>
          <table:table-cell table:formula="of:=CONCATENATE(&quot;if(ch == QChar(&quot;;[.F26];&quot;)){ch = QChar(&quot;;[.C26];&quot;);};&quot;)" office:value-type="string" office:string-value="if(ch == QChar(3442)){ch = QChar(215);};" calcext:value-type="string">
            <text:p>if(ch == QChar(3442)){ch = QChar(215);};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table:style-name="ce2" office:value-type="string" calcext:value-type="string">
            <text:p>00D8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5"/>
          <table:table-cell office:value-type="float" office:value="3443" calcext:value-type="float">
            <text:p>3443</text:p>
          </table:table-cell>
          <table:table-cell table:formula="of:=CONCATENATE(&quot;if(ch == QChar(&quot;;[.C27];&quot;)){ch = QChar(&quot;;[.F27];&quot;);};&quot;)" office:value-type="string" office:string-value="if(ch == QChar(216)){ch = QChar(3443);};" calcext:value-type="string">
            <text:p>if(ch == QChar(216)){ch = QChar(3443);};</text:p>
          </table:table-cell>
          <table:table-cell table:formula="of:=CONCATENATE(&quot;if(ch == QChar(&quot;;[.F27];&quot;)){ch = QChar(&quot;;[.C27];&quot;);};&quot;)" office:value-type="string" office:string-value="if(ch == QChar(3443)){ch = QChar(216);};" calcext:value-type="string">
            <text:p>if(ch == QChar(3443)){ch = QChar(216);};</text:p>
          </table:table-cell>
        </table:table-row>
        <table:table-row table:style-name="ro1">
          <table:table-cell office:value-type="string" calcext:value-type="string">
            <text:p>D9</text:p>
          </table:table-cell>
          <table:table-cell table:style-name="ce2" office:value-type="string" calcext:value-type="string">
            <text:p>00D9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5"/>
          <table:table-cell office:value-type="float" office:value="3444" calcext:value-type="float">
            <text:p>3444</text:p>
          </table:table-cell>
          <table:table-cell table:formula="of:=CONCATENATE(&quot;if(ch == QChar(&quot;;[.C28];&quot;)){ch = QChar(&quot;;[.F28];&quot;);};&quot;)" office:value-type="string" office:string-value="if(ch == QChar(217)){ch = QChar(3444);};" calcext:value-type="string">
            <text:p>if(ch == QChar(217)){ch = QChar(3444);};</text:p>
          </table:table-cell>
          <table:table-cell table:formula="of:=CONCATENATE(&quot;if(ch == QChar(&quot;;[.F28];&quot;)){ch = QChar(&quot;;[.C28];&quot;);};&quot;)" office:value-type="string" office:string-value="if(ch == QChar(3444)){ch = QChar(217);};" calcext:value-type="string">
            <text:p>if(ch == QChar(3444)){ch = QChar(217);};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table:style-name="ce2" office:value-type="string" calcext:value-type="string">
            <text:p>00DA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5"/>
          <table:table-cell office:value-type="float" office:value="3445" calcext:value-type="float">
            <text:p>3445</text:p>
          </table:table-cell>
          <table:table-cell table:formula="of:=CONCATENATE(&quot;if(ch == QChar(&quot;;[.C29];&quot;)){ch = QChar(&quot;;[.F29];&quot;);};&quot;)" office:value-type="string" office:string-value="if(ch == QChar(218)){ch = QChar(3445);};" calcext:value-type="string">
            <text:p>if(ch == QChar(218)){ch = QChar(3445);};</text:p>
          </table:table-cell>
          <table:table-cell table:formula="of:=CONCATENATE(&quot;if(ch == QChar(&quot;;[.F29];&quot;)){ch = QChar(&quot;;[.C29];&quot;);};&quot;)" office:value-type="string" office:string-value="if(ch == QChar(3445)){ch = QChar(218);};" calcext:value-type="string">
            <text:p>if(ch == QChar(3445)){ch = QChar(218);};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table:style-name="ce2" office:value-type="string" calcext:value-type="string">
            <text:p>00DB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5"/>
          <table:table-cell office:value-type="float" office:value="3449" calcext:value-type="float">
            <text:p>3449</text:p>
          </table:table-cell>
          <table:table-cell table:formula="of:=CONCATENATE(&quot;if(ch == QChar(&quot;;[.C30];&quot;)){ch = QChar(&quot;;[.F30];&quot;);};&quot;)" office:value-type="string" office:string-value="if(ch == QChar(219)){ch = QChar(3449);};" calcext:value-type="string">
            <text:p>if(ch == QChar(219)){ch = QChar(3449);};</text:p>
          </table:table-cell>
          <table:table-cell table:formula="of:=CONCATENATE(&quot;if(ch == QChar(&quot;;[.F30];&quot;)){ch = QChar(&quot;;[.C30];&quot;);};&quot;)" office:value-type="string" office:string-value="if(ch == QChar(3449)){ch = QChar(219);};" calcext:value-type="string">
            <text:p>if(ch == QChar(3449)){ch = QChar(219);};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table:style-name="ce2" office:value-type="string" calcext:value-type="string">
            <text:p>00DC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5"/>
          <table:table-cell office:value-type="float" office:value="3450" calcext:value-type="float">
            <text:p>3450</text:p>
          </table:table-cell>
          <table:table-cell table:formula="of:=CONCATENATE(&quot;if(ch == QChar(&quot;;[.C31];&quot;)){ch = QChar(&quot;;[.F31];&quot;);};&quot;)" office:value-type="string" office:string-value="if(ch == QChar(220)){ch = QChar(3450);};" calcext:value-type="string">
            <text:p>if(ch == QChar(220)){ch = QChar(3450);};</text:p>
          </table:table-cell>
          <table:table-cell table:formula="of:=CONCATENATE(&quot;if(ch == QChar(&quot;;[.F31];&quot;)){ch = QChar(&quot;;[.C31];&quot;);};&quot;)" office:value-type="string" office:string-value="if(ch == QChar(3450)){ch = QChar(220);};" calcext:value-type="string">
            <text:p>if(ch == QChar(3450)){ch = QChar(220);};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table:style-name="ce2" office:value-type="string" calcext:value-type="string">
            <text:p>00DD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5"/>
          <table:table-cell office:value-type="float" office:value="3451" calcext:value-type="float">
            <text:p>3451</text:p>
          </table:table-cell>
          <table:table-cell table:formula="of:=CONCATENATE(&quot;if(ch == QChar(&quot;;[.C32];&quot;)){ch = QChar(&quot;;[.F32];&quot;);};&quot;)" office:value-type="string" office:string-value="if(ch == QChar(221)){ch = QChar(3451);};" calcext:value-type="string">
            <text:p>if(ch == QChar(221)){ch = QChar(3451);};</text:p>
          </table:table-cell>
          <table:table-cell table:formula="of:=CONCATENATE(&quot;if(ch == QChar(&quot;;[.F32];&quot;)){ch = QChar(&quot;;[.C32];&quot;);};&quot;)" office:value-type="string" office:string-value="if(ch == QChar(3451)){ch = QChar(221);};" calcext:value-type="string">
            <text:p>if(ch == QChar(3451)){ch = QChar(221);};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table:style-name="ce2" office:value-type="string" calcext:value-type="string">
            <text:p>00DE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5"/>
          <table:table-cell office:value-type="float" office:value="3452" calcext:value-type="float">
            <text:p>3452</text:p>
          </table:table-cell>
          <table:table-cell table:formula="of:=CONCATENATE(&quot;if(ch == QChar(&quot;;[.C33];&quot;)){ch = QChar(&quot;;[.F33];&quot;);};&quot;)" office:value-type="string" office:string-value="if(ch == QChar(222)){ch = QChar(3452);};" calcext:value-type="string">
            <text:p>if(ch == QChar(222)){ch = QChar(3452);};</text:p>
          </table:table-cell>
          <table:table-cell table:formula="of:=CONCATENATE(&quot;if(ch == QChar(&quot;;[.F33];&quot;)){ch = QChar(&quot;;[.C33];&quot;);};&quot;)" office:value-type="string" office:string-value="if(ch == QChar(3452)){ch = QChar(222);};" calcext:value-type="string">
            <text:p>if(ch == QChar(3452)){ch = QChar(222);};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table:style-name="ce2" office:value-type="string" calcext:value-type="string">
            <text:p>00DF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5"/>
          <table:table-cell office:value-type="float" office:value="3453" calcext:value-type="float">
            <text:p>3453</text:p>
          </table:table-cell>
          <table:table-cell table:formula="of:=CONCATENATE(&quot;if(ch == QChar(&quot;;[.C34];&quot;)){ch = QChar(&quot;;[.F34];&quot;);};&quot;)" office:value-type="string" office:string-value="if(ch == QChar(223)){ch = QChar(3453);};" calcext:value-type="string">
            <text:p>if(ch == QChar(223)){ch = QChar(3453);};</text:p>
          </table:table-cell>
          <table:table-cell table:formula="of:=CONCATENATE(&quot;if(ch == QChar(&quot;;[.F34];&quot;)){ch = QChar(&quot;;[.C34];&quot;);};&quot;)" office:value-type="string" office:string-value="if(ch == QChar(3453)){ch = QChar(223);};" calcext:value-type="string">
            <text:p>if(ch == QChar(3453)){ch = QChar(223);};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table:style-name="ce3" office:value-type="string" calcext:value-type="string">
            <text:p>.00E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5"/>
          <table:table-cell office:value-type="float" office:value="3454" calcext:value-type="float">
            <text:p>3454</text:p>
          </table:table-cell>
          <table:table-cell table:formula="of:=CONCATENATE(&quot;if(ch == QChar(&quot;;[.C35];&quot;)){ch = QChar(&quot;;[.F35];&quot;);};&quot;)" office:value-type="string" office:string-value="if(ch == QChar(224)){ch = QChar(3454);};" calcext:value-type="string">
            <text:p>if(ch == QChar(224)){ch = QChar(3454);};</text:p>
          </table:table-cell>
          <table:table-cell table:formula="of:=CONCATENATE(&quot;if(ch == QChar(&quot;;[.F35];&quot;)){ch = QChar(&quot;;[.C35];&quot;);};&quot;)" office:value-type="string" office:string-value="if(ch == QChar(3454)){ch = QChar(224);};" calcext:value-type="string">
            <text:p>if(ch == QChar(3454)){ch = QChar(224);};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table:style-name="ce3" office:value-type="string" calcext:value-type="string">
            <text:p>.00E1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5"/>
          <table:table-cell office:value-type="float" office:value="3455" calcext:value-type="float">
            <text:p>3455</text:p>
          </table:table-cell>
          <table:table-cell table:formula="of:=CONCATENATE(&quot;if(ch == QChar(&quot;;[.C36];&quot;)){ch = QChar(&quot;;[.F36];&quot;);};&quot;)" office:value-type="string" office:string-value="if(ch == QChar(225)){ch = QChar(3455);};" calcext:value-type="string">
            <text:p>if(ch == QChar(225)){ch = QChar(3455);};</text:p>
          </table:table-cell>
          <table:table-cell table:formula="of:=CONCATENATE(&quot;if(ch == QChar(&quot;;[.F36];&quot;)){ch = QChar(&quot;;[.C36];&quot;);};&quot;)" office:value-type="string" office:string-value="if(ch == QChar(3455)){ch = QChar(225);};" calcext:value-type="string">
            <text:p>if(ch == QChar(3455)){ch = QChar(225);};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table:style-name="ce3" office:value-type="string" calcext:value-type="string">
            <text:p>.00E2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5"/>
          <table:table-cell office:value-type="float" office:value="3458" calcext:value-type="float">
            <text:p>3458</text:p>
          </table:table-cell>
          <table:table-cell table:formula="of:=CONCATENATE(&quot;if(ch == QChar(&quot;;[.C37];&quot;)){ch = QChar(&quot;;[.F37];&quot;);};&quot;)" office:value-type="string" office:string-value="if(ch == QChar(226)){ch = QChar(3458);};" calcext:value-type="string">
            <text:p>if(ch == QChar(226)){ch = QChar(3458);};</text:p>
          </table:table-cell>
          <table:table-cell table:formula="of:=CONCATENATE(&quot;if(ch == QChar(&quot;;[.F37];&quot;)){ch = QChar(&quot;;[.C37];&quot;);};&quot;)" office:value-type="string" office:string-value="if(ch == QChar(3458)){ch = QChar(226);};" calcext:value-type="string">
            <text:p>if(ch == QChar(3458)){ch = QChar(226);};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table:style-name="ce3" office:value-type="string" calcext:value-type="string">
            <text:p>.00E3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5"/>
          <table:table-cell office:value-type="float" office:value="3459" calcext:value-type="float">
            <text:p>3459</text:p>
          </table:table-cell>
          <table:table-cell table:formula="of:=CONCATENATE(&quot;if(ch == QChar(&quot;;[.C38];&quot;)){ch = QChar(&quot;;[.F38];&quot;);};&quot;)" office:value-type="string" office:string-value="if(ch == QChar(227)){ch = QChar(3459);};" calcext:value-type="string">
            <text:p>if(ch == QChar(227)){ch = QChar(3459);};</text:p>
          </table:table-cell>
          <table:table-cell table:formula="of:=CONCATENATE(&quot;if(ch == QChar(&quot;;[.F38];&quot;)){ch = QChar(&quot;;[.C38];&quot;);};&quot;)" office:value-type="string" office:string-value="if(ch == QChar(3459)){ch = QChar(227);};" calcext:value-type="string">
            <text:p>if(ch == QChar(3459)){ch = QChar(227);};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table:style-name="ce3" office:value-type="string" calcext:value-type="string">
            <text:p>.00E4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5"/>
          <table:table-cell office:value-type="float" office:value="3461" calcext:value-type="float">
            <text:p>3461</text:p>
          </table:table-cell>
          <table:table-cell table:formula="of:=CONCATENATE(&quot;if(ch == QChar(&quot;;[.C39];&quot;)){ch = QChar(&quot;;[.F39];&quot;);};&quot;)" office:value-type="string" office:string-value="if(ch == QChar(228)){ch = QChar(3461);};" calcext:value-type="string">
            <text:p>if(ch == QChar(228)){ch = QChar(3461);};</text:p>
          </table:table-cell>
          <table:table-cell table:formula="of:=CONCATENATE(&quot;if(ch == QChar(&quot;;[.F39];&quot;)){ch = QChar(&quot;;[.C39];&quot;);};&quot;)" office:value-type="string" office:string-value="if(ch == QChar(3461)){ch = QChar(228);};" calcext:value-type="string">
            <text:p>if(ch == QChar(3461)){ch = QChar(228);};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table:style-name="ce3" office:value-type="string" calcext:value-type="string">
            <text:p>.00E5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5"/>
          <table:table-cell office:value-type="float" office:value="3462" calcext:value-type="float">
            <text:p>3462</text:p>
          </table:table-cell>
          <table:table-cell table:formula="of:=CONCATENATE(&quot;if(ch == QChar(&quot;;[.C40];&quot;)){ch = QChar(&quot;;[.F40];&quot;);};&quot;)" office:value-type="string" office:string-value="if(ch == QChar(229)){ch = QChar(3462);};" calcext:value-type="string">
            <text:p>if(ch == QChar(229)){ch = QChar(3462);};</text:p>
          </table:table-cell>
          <table:table-cell table:formula="of:=CONCATENATE(&quot;if(ch == QChar(&quot;;[.F40];&quot;)){ch = QChar(&quot;;[.C40];&quot;);};&quot;)" office:value-type="string" office:string-value="if(ch == QChar(3462)){ch = QChar(229);};" calcext:value-type="string">
            <text:p>if(ch == QChar(3462)){ch = QChar(229);};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table:style-name="ce3" office:value-type="string" calcext:value-type="string">
            <text:p>.00E6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5"/>
          <table:table-cell office:value-type="float" office:value="3463" calcext:value-type="float">
            <text:p>3463</text:p>
          </table:table-cell>
          <table:table-cell table:formula="of:=CONCATENATE(&quot;if(ch == QChar(&quot;;[.C41];&quot;)){ch = QChar(&quot;;[.F41];&quot;);};&quot;)" office:value-type="string" office:string-value="if(ch == QChar(230)){ch = QChar(3463);};" calcext:value-type="string">
            <text:p>if(ch == QChar(230)){ch = QChar(3463);};</text:p>
          </table:table-cell>
          <table:table-cell table:formula="of:=CONCATENATE(&quot;if(ch == QChar(&quot;;[.F41];&quot;)){ch = QChar(&quot;;[.C41];&quot;);};&quot;)" office:value-type="string" office:string-value="if(ch == QChar(3463)){ch = QChar(230);};" calcext:value-type="string">
            <text:p>if(ch == QChar(3463)){ch = QChar(230);};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table:style-name="ce3" office:value-type="string" calcext:value-type="string">
            <text:p>.00E7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5"/>
          <table:table-cell office:value-type="float" office:value="3464" calcext:value-type="float">
            <text:p>3464</text:p>
          </table:table-cell>
          <table:table-cell table:formula="of:=CONCATENATE(&quot;if(ch == QChar(&quot;;[.C42];&quot;)){ch = QChar(&quot;;[.F42];&quot;);};&quot;)" office:value-type="string" office:string-value="if(ch == QChar(231)){ch = QChar(3464);};" calcext:value-type="string">
            <text:p>if(ch == QChar(231)){ch = QChar(3464);};</text:p>
          </table:table-cell>
          <table:table-cell table:formula="of:=CONCATENATE(&quot;if(ch == QChar(&quot;;[.F42];&quot;)){ch = QChar(&quot;;[.C42];&quot;);};&quot;)" office:value-type="string" office:string-value="if(ch == QChar(3464)){ch = QChar(231);};" calcext:value-type="string">
            <text:p>if(ch == QChar(3464)){ch = QChar(231);};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table:style-name="ce3" office:value-type="string" calcext:value-type="string">
            <text:p>.00E8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5"/>
          <table:table-cell office:value-type="float" office:value="3465" calcext:value-type="float">
            <text:p>3465</text:p>
          </table:table-cell>
          <table:table-cell table:formula="of:=CONCATENATE(&quot;if(ch == QChar(&quot;;[.C43];&quot;)){ch = QChar(&quot;;[.F43];&quot;);};&quot;)" office:value-type="string" office:string-value="if(ch == QChar(232)){ch = QChar(3465);};" calcext:value-type="string">
            <text:p>if(ch == QChar(232)){ch = QChar(3465);};</text:p>
          </table:table-cell>
          <table:table-cell table:formula="of:=CONCATENATE(&quot;if(ch == QChar(&quot;;[.F43];&quot;)){ch = QChar(&quot;;[.C43];&quot;);};&quot;)" office:value-type="string" office:string-value="if(ch == QChar(3465)){ch = QChar(232);};" calcext:value-type="string">
            <text:p>if(ch == QChar(3465)){ch = QChar(232);};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table:style-name="ce3" office:value-type="string" calcext:value-type="string">
            <text:p>.00E9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5"/>
          <table:table-cell office:value-type="float" office:value="3466" calcext:value-type="float">
            <text:p>3466</text:p>
          </table:table-cell>
          <table:table-cell table:formula="of:=CONCATENATE(&quot;if(ch == QChar(&quot;;[.C44];&quot;)){ch = QChar(&quot;;[.F44];&quot;);};&quot;)" office:value-type="string" office:string-value="if(ch == QChar(233)){ch = QChar(3466);};" calcext:value-type="string">
            <text:p>if(ch == QChar(233)){ch = QChar(3466);};</text:p>
          </table:table-cell>
          <table:table-cell table:formula="of:=CONCATENATE(&quot;if(ch == QChar(&quot;;[.F44];&quot;)){ch = QChar(&quot;;[.C44];&quot;);};&quot;)" office:value-type="string" office:string-value="if(ch == QChar(3466)){ch = QChar(233);};" calcext:value-type="string">
            <text:p>if(ch == QChar(3466)){ch = QChar(233);};</text:p>
          </table:table-cell>
        </table:table-row>
        <table:table-row table:style-name="ro1">
          <table:table-cell office:value-type="string" calcext:value-type="string">
            <text:p>EA</text:p>
          </table:table-cell>
          <table:table-cell table:style-name="ce2" office:value-type="string" calcext:value-type="string">
            <text:p>00EA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5"/>
          <table:table-cell office:value-type="float" office:value="3467" calcext:value-type="float">
            <text:p>3467</text:p>
          </table:table-cell>
          <table:table-cell table:formula="of:=CONCATENATE(&quot;if(ch == QChar(&quot;;[.C45];&quot;)){ch = QChar(&quot;;[.F45];&quot;);};&quot;)" office:value-type="string" office:string-value="if(ch == QChar(234)){ch = QChar(3467);};" calcext:value-type="string">
            <text:p>if(ch == QChar(234)){ch = QChar(3467);};</text:p>
          </table:table-cell>
          <table:table-cell table:formula="of:=CONCATENATE(&quot;if(ch == QChar(&quot;;[.F45];&quot;)){ch = QChar(&quot;;[.C45];&quot;);};&quot;)" office:value-type="string" office:string-value="if(ch == QChar(3467)){ch = QChar(234);};" calcext:value-type="string">
            <text:p>if(ch == QChar(3467)){ch = QChar(234);};</text:p>
          </table:table-cell>
        </table:table-row>
        <table:table-row table:style-name="ro1">
          <table:table-cell office:value-type="string" calcext:value-type="string">
            <text:p>EB</text:p>
          </table:table-cell>
          <table:table-cell table:style-name="ce2" office:value-type="string" calcext:value-type="string">
            <text:p>00EB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5"/>
          <table:table-cell office:value-type="float" office:value="3468" calcext:value-type="float">
            <text:p>3468</text:p>
          </table:table-cell>
          <table:table-cell table:formula="of:=CONCATENATE(&quot;if(ch == QChar(&quot;;[.C46];&quot;)){ch = QChar(&quot;;[.F46];&quot;);};&quot;)" office:value-type="string" office:string-value="if(ch == QChar(235)){ch = QChar(3468);};" calcext:value-type="string">
            <text:p>if(ch == QChar(235)){ch = QChar(3468);};</text:p>
          </table:table-cell>
          <table:table-cell table:formula="of:=CONCATENATE(&quot;if(ch == QChar(&quot;;[.F46];&quot;)){ch = QChar(&quot;;[.C46];&quot;);};&quot;)" office:value-type="string" office:string-value="if(ch == QChar(3468)){ch = QChar(235);};" calcext:value-type="string">
            <text:p>if(ch == QChar(3468)){ch = QChar(235);};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table:style-name="ce2" office:value-type="string" calcext:value-type="string">
            <text:p>00EC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5"/>
          <table:table-cell office:value-type="float" office:value="3469" calcext:value-type="float">
            <text:p>3469</text:p>
          </table:table-cell>
          <table:table-cell table:formula="of:=CONCATENATE(&quot;if(ch == QChar(&quot;;[.C47];&quot;)){ch = QChar(&quot;;[.F47];&quot;);};&quot;)" office:value-type="string" office:string-value="if(ch == QChar(236)){ch = QChar(3469);};" calcext:value-type="string">
            <text:p>if(ch == QChar(236)){ch = QChar(3469);};</text:p>
          </table:table-cell>
          <table:table-cell table:formula="of:=CONCATENATE(&quot;if(ch == QChar(&quot;;[.F47];&quot;)){ch = QChar(&quot;;[.C47];&quot;);};&quot;)" office:value-type="string" office:string-value="if(ch == QChar(3469)){ch = QChar(236);};" calcext:value-type="string">
            <text:p>if(ch == QChar(3469)){ch = QChar(236);};</text:p>
          </table:table-cell>
        </table:table-row>
        <table:table-row table:style-name="ro1">
          <table:table-cell office:value-type="string" calcext:value-type="string">
            <text:p>ED</text:p>
          </table:table-cell>
          <table:table-cell table:style-name="ce2" office:value-type="string" calcext:value-type="string">
            <text:p>00ED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5"/>
          <table:table-cell office:value-type="float" office:value="3470" calcext:value-type="float">
            <text:p>3470</text:p>
          </table:table-cell>
          <table:table-cell table:formula="of:=CONCATENATE(&quot;if(ch == QChar(&quot;;[.C48];&quot;)){ch = QChar(&quot;;[.F48];&quot;);};&quot;)" office:value-type="string" office:string-value="if(ch == QChar(237)){ch = QChar(3470);};" calcext:value-type="string">
            <text:p>if(ch == QChar(237)){ch = QChar(3470);};</text:p>
          </table:table-cell>
          <table:table-cell table:formula="of:=CONCATENATE(&quot;if(ch == QChar(&quot;;[.F48];&quot;)){ch = QChar(&quot;;[.C48];&quot;);};&quot;)" office:value-type="string" office:string-value="if(ch == QChar(3470)){ch = QChar(237);};" calcext:value-type="string">
            <text:p>if(ch == QChar(3470)){ch = QChar(237);};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table:style-name="ce2" office:value-type="string" calcext:value-type="string">
            <text:p>00EE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5"/>
          <table:table-cell office:value-type="float" office:value="3471" calcext:value-type="float">
            <text:p>3471</text:p>
          </table:table-cell>
          <table:table-cell table:formula="of:=CONCATENATE(&quot;if(ch == QChar(&quot;;[.C49];&quot;)){ch = QChar(&quot;;[.F49];&quot;);};&quot;)" office:value-type="string" office:string-value="if(ch == QChar(238)){ch = QChar(3471);};" calcext:value-type="string">
            <text:p>if(ch == QChar(238)){ch = QChar(3471);};</text:p>
          </table:table-cell>
          <table:table-cell table:formula="of:=CONCATENATE(&quot;if(ch == QChar(&quot;;[.F49];&quot;)){ch = QChar(&quot;;[.C49];&quot;);};&quot;)" office:value-type="string" office:string-value="if(ch == QChar(3471)){ch = QChar(238);};" calcext:value-type="string">
            <text:p>if(ch == QChar(3471)){ch = QChar(238);};</text:p>
          </table:table-cell>
        </table:table-row>
        <table:table-row table:style-name="ro1">
          <table:table-cell office:value-type="string" calcext:value-type="string">
            <text:p>EF</text:p>
          </table:table-cell>
          <table:table-cell table:style-name="ce2" office:value-type="string" calcext:value-type="string">
            <text:p>00EF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5"/>
          <table:table-cell office:value-type="float" office:value="3472" calcext:value-type="float">
            <text:p>3472</text:p>
          </table:table-cell>
          <table:table-cell table:formula="of:=CONCATENATE(&quot;if(ch == QChar(&quot;;[.C50];&quot;)){ch = QChar(&quot;;[.F50];&quot;);};&quot;)" office:value-type="string" office:string-value="if(ch == QChar(239)){ch = QChar(3472);};" calcext:value-type="string">
            <text:p>if(ch == QChar(239)){ch = QChar(3472);};</text:p>
          </table:table-cell>
          <table:table-cell table:formula="of:=CONCATENATE(&quot;if(ch == QChar(&quot;;[.F50];&quot;)){ch = QChar(&quot;;[.C50];&quot;);};&quot;)" office:value-type="string" office:string-value="if(ch == QChar(3472)){ch = QChar(239);};" calcext:value-type="string">
            <text:p>if(ch == QChar(3472)){ch = QChar(239);};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table:style-name="ce2" office:value-type="string" calcext:value-type="string">
            <text:p>00F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5"/>
          <table:table-cell office:value-type="float" office:value="3473" calcext:value-type="float">
            <text:p>3473</text:p>
          </table:table-cell>
          <table:table-cell table:formula="of:=CONCATENATE(&quot;if(ch == QChar(&quot;;[.C51];&quot;)){ch = QChar(&quot;;[.F51];&quot;);};&quot;)" office:value-type="string" office:string-value="if(ch == QChar(240)){ch = QChar(3473);};" calcext:value-type="string">
            <text:p>if(ch == QChar(240)){ch = QChar(3473);};</text:p>
          </table:table-cell>
          <table:table-cell table:formula="of:=CONCATENATE(&quot;if(ch == QChar(&quot;;[.F51];&quot;)){ch = QChar(&quot;;[.C51];&quot;);};&quot;)" office:value-type="string" office:string-value="if(ch == QChar(3473)){ch = QChar(240);};" calcext:value-type="string">
            <text:p>if(ch == QChar(3473)){ch = QChar(240);};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2" office:value-type="string" calcext:value-type="string">
            <text:p>00F1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5"/>
          <table:table-cell office:value-type="float" office:value="3474" calcext:value-type="float">
            <text:p>3474</text:p>
          </table:table-cell>
          <table:table-cell table:formula="of:=CONCATENATE(&quot;if(ch == QChar(&quot;;[.C52];&quot;)){ch = QChar(&quot;;[.F52];&quot;);};&quot;)" office:value-type="string" office:string-value="if(ch == QChar(241)){ch = QChar(3474);};" calcext:value-type="string">
            <text:p>if(ch == QChar(241)){ch = QChar(3474);};</text:p>
          </table:table-cell>
          <table:table-cell table:formula="of:=CONCATENATE(&quot;if(ch == QChar(&quot;;[.F52];&quot;)){ch = QChar(&quot;;[.C52];&quot;);};&quot;)" office:value-type="string" office:string-value="if(ch == QChar(3474)){ch = QChar(241);};" calcext:value-type="string">
            <text:p>if(ch == QChar(3474)){ch = QChar(241);};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2" office:value-type="string" calcext:value-type="string">
            <text:p>00F2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5"/>
          <table:table-cell office:value-type="float" office:value="3475" calcext:value-type="float">
            <text:p>3475</text:p>
          </table:table-cell>
          <table:table-cell table:formula="of:=CONCATENATE(&quot;if(ch == QChar(&quot;;[.C53];&quot;)){ch = QChar(&quot;;[.F53];&quot;);};&quot;)" office:value-type="string" office:string-value="if(ch == QChar(242)){ch = QChar(3475);};" calcext:value-type="string">
            <text:p>if(ch == QChar(242)){ch = QChar(3475);};</text:p>
          </table:table-cell>
          <table:table-cell table:formula="of:=CONCATENATE(&quot;if(ch == QChar(&quot;;[.F53];&quot;)){ch = QChar(&quot;;[.C53];&quot;);};&quot;)" office:value-type="string" office:string-value="if(ch == QChar(3475)){ch = QChar(242);};" calcext:value-type="string">
            <text:p>if(ch == QChar(3475)){ch = QChar(242);};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table:style-name="ce2" office:value-type="string" calcext:value-type="string">
            <text:p>00F3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5"/>
          <table:table-cell office:value-type="float" office:value="3476" calcext:value-type="float">
            <text:p>3476</text:p>
          </table:table-cell>
          <table:table-cell table:formula="of:=CONCATENATE(&quot;if(ch == QChar(&quot;;[.C54];&quot;)){ch = QChar(&quot;;[.F54];&quot;);};&quot;)" office:value-type="string" office:string-value="if(ch == QChar(243)){ch = QChar(3476);};" calcext:value-type="string">
            <text:p>if(ch == QChar(243)){ch = QChar(3476);};</text:p>
          </table:table-cell>
          <table:table-cell table:formula="of:=CONCATENATE(&quot;if(ch == QChar(&quot;;[.F54];&quot;)){ch = QChar(&quot;;[.C54];&quot;);};&quot;)" office:value-type="string" office:string-value="if(ch == QChar(3476)){ch = QChar(243);};" calcext:value-type="string">
            <text:p>if(ch == QChar(3476)){ch = QChar(243);};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table:style-name="ce2" office:value-type="string" calcext:value-type="string">
            <text:p>00F4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5"/>
          <table:table-cell office:value-type="float" office:value="3477" calcext:value-type="float">
            <text:p>3477</text:p>
          </table:table-cell>
          <table:table-cell table:formula="of:=CONCATENATE(&quot;if(ch == QChar(&quot;;[.C55];&quot;)){ch = QChar(&quot;;[.F55];&quot;);};&quot;)" office:value-type="string" office:string-value="if(ch == QChar(244)){ch = QChar(3477);};" calcext:value-type="string">
            <text:p>if(ch == QChar(244)){ch = QChar(3477);};</text:p>
          </table:table-cell>
          <table:table-cell table:formula="of:=CONCATENATE(&quot;if(ch == QChar(&quot;;[.F55];&quot;)){ch = QChar(&quot;;[.C55];&quot;);};&quot;)" office:value-type="string" office:string-value="if(ch == QChar(3477)){ch = QChar(244);};" calcext:value-type="string">
            <text:p>if(ch == QChar(3477)){ch = QChar(244);};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table:style-name="ce2" office:value-type="string" calcext:value-type="string">
            <text:p>00F5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5"/>
          <table:table-cell office:value-type="float" office:value="3478" calcext:value-type="float">
            <text:p>3478</text:p>
          </table:table-cell>
          <table:table-cell table:formula="of:=CONCATENATE(&quot;if(ch == QChar(&quot;;[.C56];&quot;)){ch = QChar(&quot;;[.F56];&quot;);};&quot;)" office:value-type="string" office:string-value="if(ch == QChar(245)){ch = QChar(3478);};" calcext:value-type="string">
            <text:p>if(ch == QChar(245)){ch = QChar(3478);};</text:p>
          </table:table-cell>
          <table:table-cell table:formula="of:=CONCATENATE(&quot;if(ch == QChar(&quot;;[.F56];&quot;)){ch = QChar(&quot;;[.C56];&quot;);};&quot;)" office:value-type="string" office:string-value="if(ch == QChar(3478)){ch = QChar(245);};" calcext:value-type="string">
            <text:p>if(ch == QChar(3478)){ch = QChar(245);};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table:style-name="ce2" office:value-type="string" calcext:value-type="string">
            <text:p>00F6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5"/>
          <table:table-cell office:value-type="float" office:value="3482" calcext:value-type="float">
            <text:p>3482</text:p>
          </table:table-cell>
          <table:table-cell table:formula="of:=CONCATENATE(&quot;if(ch == QChar(&quot;;[.C57];&quot;)){ch = QChar(&quot;;[.F57];&quot;);};&quot;)" office:value-type="string" office:string-value="if(ch == QChar(246)){ch = QChar(3482);};" calcext:value-type="string">
            <text:p>if(ch == QChar(246)){ch = QChar(3482);};</text:p>
          </table:table-cell>
          <table:table-cell table:formula="of:=CONCATENATE(&quot;if(ch == QChar(&quot;;[.F57];&quot;)){ch = QChar(&quot;;[.C57];&quot;);};&quot;)" office:value-type="string" office:string-value="if(ch == QChar(3482)){ch = QChar(246);};" calcext:value-type="string">
            <text:p>if(ch == QChar(3482)){ch = QChar(246);};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table:style-name="ce2" office:value-type="string" calcext:value-type="string">
            <text:p>00F7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5"/>
          <table:table-cell office:value-type="float" office:value="3483" calcext:value-type="float">
            <text:p>3483</text:p>
          </table:table-cell>
          <table:table-cell table:formula="of:=CONCATENATE(&quot;if(ch == QChar(&quot;;[.C58];&quot;)){ch = QChar(&quot;;[.F58];&quot;);};&quot;)" office:value-type="string" office:string-value="if(ch == QChar(247)){ch = QChar(3483);};" calcext:value-type="string">
            <text:p>if(ch == QChar(247)){ch = QChar(3483);};</text:p>
          </table:table-cell>
          <table:table-cell table:formula="of:=CONCATENATE(&quot;if(ch == QChar(&quot;;[.F58];&quot;)){ch = QChar(&quot;;[.C58];&quot;);};&quot;)" office:value-type="string" office:string-value="if(ch == QChar(3483)){ch = QChar(247);};" calcext:value-type="string">
            <text:p>if(ch == QChar(3483)){ch = QChar(247);};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table:style-name="ce2" office:value-type="string" calcext:value-type="string">
            <text:p>00F8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5"/>
          <table:table-cell office:value-type="float" office:value="3484" calcext:value-type="float">
            <text:p>3484</text:p>
          </table:table-cell>
          <table:table-cell table:formula="of:=CONCATENATE(&quot;if(ch == QChar(&quot;;[.C59];&quot;)){ch = QChar(&quot;;[.F59];&quot;);};&quot;)" office:value-type="string" office:string-value="if(ch == QChar(248)){ch = QChar(3484);};" calcext:value-type="string">
            <text:p>if(ch == QChar(248)){ch = QChar(3484);};</text:p>
          </table:table-cell>
          <table:table-cell table:formula="of:=CONCATENATE(&quot;if(ch == QChar(&quot;;[.F59];&quot;)){ch = QChar(&quot;;[.C59];&quot;);};&quot;)" office:value-type="string" office:string-value="if(ch == QChar(3484)){ch = QChar(248);};" calcext:value-type="string">
            <text:p>if(ch == QChar(3484)){ch = QChar(248);};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table:style-name="ce2" office:value-type="string" calcext:value-type="string">
            <text:p>00F9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5"/>
          <table:table-cell office:value-type="float" office:value="3485" calcext:value-type="float">
            <text:p>3485</text:p>
          </table:table-cell>
          <table:table-cell table:formula="of:=CONCATENATE(&quot;if(ch == QChar(&quot;;[.C60];&quot;)){ch = QChar(&quot;;[.F57];&quot;);};&quot;)" office:value-type="string" office:string-value="if(ch == QChar(249)){ch = QChar(3482);};" calcext:value-type="string">
            <text:p>if(ch == QChar(249)){ch = QChar(3482);};</text:p>
          </table:table-cell>
          <table:table-cell table:formula="of:=CONCATENATE(&quot;if(ch == QChar(&quot;;[.F57];&quot;)){ch = QChar(&quot;;[.C60];&quot;);};&quot;)" office:value-type="string" office:string-value="if(ch == QChar(3482)){ch = QChar(249);};" calcext:value-type="string">
            <text:p>if(ch == QChar(3482)){ch = QChar(249);};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ce2" office:value-type="string" calcext:value-type="string">
            <text:p>00FA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5"/>
          <table:table-cell office:value-type="float" office:value="3486" calcext:value-type="float">
            <text:p>3486</text:p>
          </table:table-cell>
          <table:table-cell table:formula="of:=CONCATENATE(&quot;if(ch == QChar(&quot;;[.C61];&quot;)){ch = QChar(&quot;;[.F58];&quot;);};&quot;)" office:value-type="string" office:string-value="if(ch == QChar(250)){ch = QChar(3483);};" calcext:value-type="string">
            <text:p>if(ch == QChar(250)){ch = QChar(3483);};</text:p>
          </table:table-cell>
          <table:table-cell table:formula="of:=CONCATENATE(&quot;if(ch == QChar(&quot;;[.F58];&quot;)){ch = QChar(&quot;;[.C61];&quot;);};&quot;)" office:value-type="string" office:string-value="if(ch == QChar(3483)){ch = QChar(250);};" calcext:value-type="string">
            <text:p>if(ch == QChar(3483)){ch = QChar(250);};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style-name="ce2" office:value-type="string" calcext:value-type="string">
            <text:p>00FB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5"/>
          <table:table-cell office:value-type="float" office:value="3487" calcext:value-type="float">
            <text:p>3487</text:p>
          </table:table-cell>
          <table:table-cell table:formula="of:=CONCATENATE(&quot;if(ch == QChar(&quot;;[.C62];&quot;)){ch = QChar(&quot;;[.F59];&quot;);};&quot;)" office:value-type="string" office:string-value="if(ch == QChar(251)){ch = QChar(3484);};" calcext:value-type="string">
            <text:p>if(ch == QChar(251)){ch = QChar(3484);};</text:p>
          </table:table-cell>
          <table:table-cell table:formula="of:=CONCATENATE(&quot;if(ch == QChar(&quot;;[.F59];&quot;)){ch = QChar(&quot;;[.C62];&quot;);};&quot;)" office:value-type="string" office:string-value="if(ch == QChar(3484)){ch = QChar(251);};" calcext:value-type="string">
            <text:p>if(ch == QChar(3484)){ch = QChar(251);};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2" office:value-type="string" calcext:value-type="string">
            <text:p>00FC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5"/>
          <table:table-cell office:value-type="float" office:value="3488" calcext:value-type="float">
            <text:p>3488</text:p>
          </table:table-cell>
          <table:table-cell table:formula="of:=CONCATENATE(&quot;if(ch == QChar(&quot;;[.C63];&quot;)){ch = QChar(&quot;;[.F60];&quot;);};&quot;)" office:value-type="string" office:string-value="if(ch == QChar(252)){ch = QChar(3485);};" calcext:value-type="string">
            <text:p>if(ch == QChar(252)){ch = QChar(3485);};</text:p>
          </table:table-cell>
          <table:table-cell table:formula="of:=CONCATENATE(&quot;if(ch == QChar(&quot;;[.F60];&quot;)){ch = QChar(&quot;;[.C63];&quot;);};&quot;)" office:value-type="string" office:string-value="if(ch == QChar(3485)){ch = QChar(252);};" calcext:value-type="string">
            <text:p>if(ch == QChar(3485)){ch = QChar(252);};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0FD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5"/>
          <table:table-cell office:value-type="float" office:value="3489" calcext:value-type="float">
            <text:p>3489</text:p>
          </table:table-cell>
          <table:table-cell table:formula="of:=CONCATENATE(&quot;if(ch == QChar(&quot;;[.C64];&quot;)){ch = QChar(&quot;;[.F61];&quot;);};&quot;)" office:value-type="string" office:string-value="if(ch == QChar(253)){ch = QChar(3486);};" calcext:value-type="string">
            <text:p>if(ch == QChar(253)){ch = QChar(3486);};</text:p>
          </table:table-cell>
          <table:table-cell table:formula="of:=CONCATENATE(&quot;if(ch == QChar(&quot;;[.F61];&quot;)){ch = QChar(&quot;;[.C64];&quot;);};&quot;)" office:value-type="string" office:string-value="if(ch == QChar(3486)){ch = QChar(253);};" calcext:value-type="string">
            <text:p>if(ch == QChar(3486)){ch = QChar(253);};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 table:style-name="ce2" office:value-type="string" calcext:value-type="string">
            <text:p>00FE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5"/>
          <table:table-cell office:value-type="float" office:value="3490" calcext:value-type="float">
            <text:p>3490</text:p>
          </table:table-cell>
          <table:table-cell table:formula="of:=CONCATENATE(&quot;if(ch == QChar(&quot;;[.C65];&quot;)){ch = QChar(&quot;;[.F62];&quot;);};&quot;)" office:value-type="string" office:string-value="if(ch == QChar(254)){ch = QChar(3487);};" calcext:value-type="string">
            <text:p>if(ch == QChar(254)){ch = QChar(3487);};</text:p>
          </table:table-cell>
          <table:table-cell table:formula="of:=CONCATENATE(&quot;if(ch == QChar(&quot;;[.F62];&quot;)){ch = QChar(&quot;;[.C65];&quot;);};&quot;)" office:value-type="string" office:string-value="if(ch == QChar(3487)){ch = QChar(254);};" calcext:value-type="string">
            <text:p>if(ch == QChar(3487)){ch = QChar(254);};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table:style-name="ce2" office:value-type="string" calcext:value-type="string">
            <text:p>00FF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5"/>
          <table:table-cell office:value-type="float" office:value="3491" calcext:value-type="float">
            <text:p>3491</text:p>
          </table:table-cell>
          <table:table-cell table:formula="of:=CONCATENATE(&quot;if(ch == QChar(&quot;;[.C66];&quot;)){ch = QChar(&quot;;[.F63];&quot;);};&quot;)" office:value-type="string" office:string-value="if(ch == QChar(255)){ch = QChar(3488);};" calcext:value-type="string">
            <text:p>if(ch == QChar(255)){ch = QChar(3488);};</text:p>
          </table:table-cell>
          <table:table-cell table:formula="of:=CONCATENATE(&quot;if(ch == QChar(&quot;;[.F63];&quot;)){ch = QChar(&quot;;[.C66];&quot;);};&quot;)" office:value-type="string" office:string-value="if(ch == QChar(3488)){ch = QChar(255);};" calcext:value-type="string">
            <text:p>if(ch == QChar(3488)){ch = QChar(255);};</text:p>
          </table:table-cell>
        </table:table-row>
        <table:table-row table:style-name="ro1">
          <table:table-cell table:number-columns-repeated="5"/>
          <table:table-cell office:value-type="float" office:value="3492" calcext:value-type="float">
            <text:p>34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3" calcext:value-type="float">
            <text:p>349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4" calcext:value-type="float">
            <text:p>349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5" calcext:value-type="float">
            <text:p>349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6" calcext:value-type="float">
            <text:p>349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7" calcext:value-type="float">
            <text:p>3497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8" calcext:value-type="float">
            <text:p>349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499" calcext:value-type="float">
            <text:p>3499</text:p>
          </table:table-cell>
          <table:table-cell table:number-columns-repeated="2"/>
        </table:table-row>
        <table:table-row table:style-name="ro1" table:number-rows-repeated="104850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1" table:target-range-address="Sinhala.F3:Sinhala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23:58:49.2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4M30S</meta:editing-duration>
    <meta:editing-cycles>18</meta:editing-cycles>
    <meta:generator>LibreOffice/4.2.5.2$Windows_x86 LibreOffice_project/61cb170a04bb1f12e77c884eab9192be736ec5f5</meta:generator>
    <dc:date>2014-06-30T00:04:21.758000000</dc:date>
    <dc:creator>Hadrien DUSSUEL</dc:creator>
    <meta:document-statistic meta:table-count="2" meta:cell-count="988" meta:object-count="0"/>
    <meta:user-defined meta:name="Info 1"/>
    <meta:user-defined meta:name="Info 2"/>
    <meta:user-defined meta:name="Info 3"/>
    <meta:user-defined meta:name="Info 4"/>
  </office:meta>
</office:document-meta>
</file>